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OC_20_Heading">
      <style:text-properties officeooo:paragraph-rsid="001827d2"/>
    </style:style>
    <style:style style:name="P2" style:family="paragraph" style:parent-style-name="TOC_20_Heading">
      <style:paragraph-properties fo:text-align="center" style:justify-single-word="false"/>
      <style:text-properties fo:font-size="26pt" officeooo:rsid="0019c2ef" officeooo:paragraph-rsid="001a9bfb" style:font-size-asian="26pt" style:font-size-complex="26pt"/>
    </style:style>
    <style:style style:name="P3" style:family="paragraph" style:parent-style-name="Standard">
      <style:text-properties style:font-name="Courier" fo:font-size="14pt" fo:language="da" fo:country="DK" officeooo:rsid="00303ae4" officeooo:paragraph-rsid="0014161c" style:font-size-asian="14pt" style:font-size-complex="14pt"/>
    </style:style>
    <style:style style:name="P4" style:family="paragraph" style:parent-style-name="Standard">
      <style:text-properties style:font-name="Courier" fo:font-size="14pt" fo:language="da" fo:country="DK" officeooo:rsid="0030f673" officeooo:paragraph-rsid="001449ca" style:font-size-asian="12.25pt" style:font-size-complex="14pt"/>
    </style:style>
    <style:style style:name="P5" style:family="paragraph" style:parent-style-name="Standard">
      <style:text-properties style:font-name="Courier" fo:font-size="14pt" officeooo:rsid="0030f673" officeooo:paragraph-rsid="001449ca" style:font-size-asian="12.25pt" style:font-size-complex="14pt"/>
    </style:style>
    <style:style style:name="P6" style:family="paragraph" style:parent-style-name="Standard">
      <style:text-properties style:font-name="Courier" fo:font-size="14pt" officeooo:rsid="0030f673" officeooo:paragraph-rsid="0060bcc9" style:font-size-asian="12.25pt" style:font-size-complex="14pt"/>
    </style:style>
    <style:style style:name="P7" style:family="paragraph" style:parent-style-name="Standard">
      <style:text-properties style:font-name="Courier" fo:font-size="14pt" officeooo:rsid="0030f673" officeooo:paragraph-rsid="0060e517" style:font-size-asian="12.25pt" style:font-size-complex="14pt"/>
    </style:style>
    <style:style style:name="P8" style:family="paragraph" style:parent-style-name="Standard">
      <style:text-properties style:font-name="Courier" fo:font-size="14pt" officeooo:rsid="00376d37" officeooo:paragraph-rsid="0014ac18" style:font-size-asian="12.25pt" style:font-size-complex="14pt"/>
    </style:style>
    <style:style style:name="P9" style:family="paragraph" style:parent-style-name="Standard">
      <style:text-properties style:font-name="Courier" fo:font-size="14pt" officeooo:rsid="003a7d11" officeooo:paragraph-rsid="00164ed6" style:font-size-asian="12.25pt" style:font-size-complex="14pt"/>
    </style:style>
    <style:style style:name="P10" style:family="paragraph" style:parent-style-name="Standard">
      <style:text-properties style:font-name="Courier" fo:font-size="14pt" officeooo:rsid="00642acc" officeooo:paragraph-rsid="00642acc" style:font-size-asian="12.25pt" style:font-size-complex="14pt"/>
    </style:style>
    <style:style style:name="P11" style:family="paragraph" style:parent-style-name="Standard">
      <style:text-properties style:font-name="Courier" fo:font-size="14pt" officeooo:rsid="00642f07" officeooo:paragraph-rsid="00642f07" style:font-size-asian="12.25pt" style:font-size-complex="14pt"/>
    </style:style>
    <style:style style:name="P12" style:family="paragraph" style:parent-style-name="Standard">
      <style:text-properties style:font-name="Courier" fo:font-size="14pt" officeooo:rsid="0060e517" officeooo:paragraph-rsid="0060e517" style:font-size-asian="12.25pt" style:font-size-complex="14pt"/>
    </style:style>
    <style:style style:name="P13" style:family="paragraph" style:parent-style-name="Standard">
      <style:text-properties style:font-name="Courier" fo:font-size="14pt" officeooo:rsid="00789347" officeooo:paragraph-rsid="00789347" style:font-size-asian="12.25pt" style:font-size-complex="14pt"/>
    </style:style>
    <style:style style:name="P14" style:family="paragraph" style:parent-style-name="Standard">
      <style:text-properties style:font-name="Courier" fo:font-size="14pt" officeooo:paragraph-rsid="003398e8" style:font-size-asian="14pt" style:font-size-complex="14pt"/>
    </style:style>
    <style:style style:name="P15" style:family="paragraph" style:parent-style-name="Standard">
      <style:text-properties style:font-name="Courier" fo:font-size="14pt" officeooo:paragraph-rsid="00352e85" style:font-size-asian="14pt" style:font-size-complex="14pt"/>
    </style:style>
    <style:style style:name="P16" style:family="paragraph" style:parent-style-name="Standard">
      <style:text-properties style:font-name="Courier" fo:font-size="14pt" officeooo:paragraph-rsid="003d5721" style:font-size-asian="14pt" style:font-size-complex="14pt"/>
    </style:style>
    <style:style style:name="P17" style:family="paragraph" style:parent-style-name="Standard">
      <style:text-properties style:font-name="Arial" fo:font-size="14pt" fo:language="da" fo:country="DK" officeooo:rsid="00303ae4" officeooo:paragraph-rsid="0014161c" style:font-size-asian="14pt" style:font-size-complex="14pt"/>
    </style:style>
    <style:style style:name="P18" style:family="paragraph" style:parent-style-name="Standard">
      <style:text-properties style:font-name="Arial" fo:font-size="14pt" fo:language="da" fo:country="DK" officeooo:paragraph-rsid="002494b7" style:font-size-asian="14pt" style:font-size-complex="14pt"/>
    </style:style>
    <style:style style:name="P19" style:family="paragraph" style:parent-style-name="Standard">
      <style:text-properties style:font-name="Arial" fo:font-size="14pt" fo:language="da" fo:country="DK" officeooo:rsid="00376d37" officeooo:paragraph-rsid="0014ac18" style:font-size-asian="12.25pt" style:font-size-complex="14pt"/>
    </style:style>
    <style:style style:name="P20" style:family="paragraph" style:parent-style-name="Standard">
      <style:text-properties style:font-name="Arial" fo:font-size="14pt" officeooo:rsid="00376d37" officeooo:paragraph-rsid="0014ac18" style:font-size-asian="12.25pt" style:font-size-complex="14pt"/>
    </style:style>
    <style:style style:name="P21" style:family="paragraph" style:parent-style-name="Standard">
      <style:text-properties style:font-name="Arial" fo:font-size="14pt" officeooo:rsid="003656d3" officeooo:paragraph-rsid="00642acc" style:font-size-asian="12.25pt" style:font-size-complex="14pt"/>
    </style:style>
    <style:style style:name="P22" style:family="paragraph" style:parent-style-name="Standard">
      <style:text-properties style:font-name="Arial" fo:font-size="14pt" officeooo:paragraph-rsid="003398e8" style:font-size-asian="14pt" style:font-size-complex="14pt"/>
    </style:style>
    <style:style style:name="P23" style:family="paragraph" style:parent-style-name="Standard">
      <style:text-properties style:font-name="Arial" fo:font-size="14pt" officeooo:paragraph-rsid="00352e85" style:font-size-asian="14pt" style:font-size-complex="14pt"/>
    </style:style>
    <style:style style:name="P24" style:family="paragraph" style:parent-style-name="Standard">
      <style:text-properties style:font-name="Arial" fo:font-size="14pt" officeooo:paragraph-rsid="00380245" style:font-size-asian="14pt" style:font-size-complex="14pt"/>
    </style:style>
    <style:style style:name="P25" style:family="paragraph" style:parent-style-name="Standard">
      <style:text-properties style:font-name="Arial" fo:font-size="14pt" officeooo:paragraph-rsid="003992cc" style:font-size-asian="14pt" style:font-size-complex="14pt"/>
    </style:style>
    <style:style style:name="P26" style:family="paragraph" style:parent-style-name="Standard">
      <style:text-properties style:font-name="Arial" fo:font-size="14pt" officeooo:paragraph-rsid="003d5721" style:font-size-asian="14pt" style:font-size-complex="14pt"/>
    </style:style>
    <style:style style:name="P27" style:family="paragraph" style:parent-style-name="Standard">
      <style:text-properties style:font-name="Arial" fo:font-size="14pt" fo:font-weight="bold" officeooo:paragraph-rsid="00352e85" style:font-size-asian="14pt" style:font-weight-asian="bold" style:font-size-complex="14pt" style:font-weight-complex="bold"/>
    </style:style>
    <style:style style:name="P28" style:family="paragraph" style:parent-style-name="Standard">
      <style:text-properties style:font-name="Arial" fo:font-size="14pt" fo:font-weight="bold" officeooo:paragraph-rsid="003992cc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Arial" fo:font-size="14pt" fo:font-weight="bold" officeooo:paragraph-rsid="003d5721" style:font-size-asian="14pt" style:font-weight-asian="bold" style:font-size-complex="14pt" style:font-weight-complex="bold"/>
    </style:style>
    <style:style style:name="P30" style:family="paragraph" style:parent-style-name="Standard">
      <style:text-properties style:font-name="Tahoma" fo:font-size="14pt" officeooo:rsid="003a7d11" officeooo:paragraph-rsid="00164ed6" style:font-size-asian="12.25pt" style:font-size-complex="14pt"/>
    </style:style>
    <style:style style:name="P31" style:family="paragraph" style:parent-style-name="Standard">
      <style:text-properties officeooo:paragraph-rsid="001827d2"/>
    </style:style>
    <style:style style:name="P32" style:family="paragraph" style:parent-style-name="Standard">
      <style:text-properties style:font-name="Courier 10 Pitch" officeooo:rsid="001cd591" officeooo:paragraph-rsid="001cd591"/>
    </style:style>
    <style:style style:name="P33" style:family="paragraph" style:parent-style-name="Standard">
      <style:text-properties style:font-name="Courier 10 Pitch" officeooo:rsid="0027f211" officeooo:paragraph-rsid="0027f211"/>
    </style:style>
    <style:style style:name="P34" style:family="paragraph" style:parent-style-name="Standard">
      <style:text-properties style:font-name="Courier 10 Pitch" fo:language="da" fo:country="DK" officeooo:rsid="001cd591" officeooo:paragraph-rsid="001cd591"/>
    </style:style>
    <style:style style:name="P35" style:family="paragraph" style:parent-style-name="Standard">
      <style:text-properties style:font-name="Courier 10 Pitch" fo:language="da" fo:country="DK" officeooo:rsid="00291865" officeooo:paragraph-rsid="00291865"/>
    </style:style>
    <style:style style:name="P36" style:family="paragraph" style:parent-style-name="Standard">
      <style:text-properties style:font-name="Courier 10 Pitch" fo:language="da" fo:country="DK" fo:font-weight="bold" officeooo:rsid="00311f77" officeooo:paragraph-rsid="00311f77" style:font-weight-asian="bold" style:font-weight-complex="bold"/>
    </style:style>
    <style:style style:name="P37" style:family="paragraph" style:parent-style-name="Standard">
      <style:text-properties style:font-name="Courier 10 Pitch" fo:font-size="12pt" fo:language="da" fo:country="DK" officeooo:rsid="002dc9c8" officeooo:paragraph-rsid="002f5551" style:font-size-asian="12pt" style:font-size-complex="12pt"/>
    </style:style>
    <style:style style:name="P38" style:family="paragraph" style:parent-style-name="Standard">
      <style:text-properties style:font-name="Courier 10 Pitch" officeooo:rsid="00311f77" officeooo:paragraph-rsid="00311f77"/>
    </style:style>
    <style:style style:name="P39" style:family="paragraph" style:parent-style-name="Standard">
      <style:text-properties style:font-name="Courier 10 Pitch" fo:font-size="14pt" fo:font-weight="bold" officeooo:rsid="00380245" officeooo:paragraph-rsid="00380245" style:font-size-asian="14pt" style:font-weight-asian="bold" style:font-size-complex="14pt" style:font-weight-complex="bold"/>
    </style:style>
    <style:style style:name="P40" style:family="paragraph" style:parent-style-name="Standard">
      <style:text-properties style:font-name="Courier 10 Pitch" fo:font-size="14pt" fo:font-weight="bold" officeooo:paragraph-rsid="003992cc" style:font-size-asian="14pt" style:font-weight-asian="bold" style:font-size-complex="14pt" style:font-weight-complex="bold"/>
    </style:style>
    <style:style style:name="P41" style:family="paragraph" style:parent-style-name="Standard">
      <style:text-properties style:font-name="Courier 10 Pitch" fo:font-size="14pt" fo:font-weight="bold" officeooo:rsid="003aca93" officeooo:paragraph-rsid="003aca93" style:font-size-asian="14pt" style:font-weight-asian="bold" style:font-size-complex="14pt" style:font-weight-complex="bold"/>
    </style:style>
    <style:style style:name="P42" style:family="paragraph" style:parent-style-name="Standard">
      <style:text-properties style:font-name="Courier 10 Pitch" fo:font-size="14pt" fo:font-weight="bold" officeooo:rsid="003bc65d" officeooo:paragraph-rsid="003bc65d" style:font-size-asian="14pt" style:font-weight-asian="bold" style:font-size-complex="14pt" style:font-weight-complex="bold"/>
    </style:style>
    <style:style style:name="P43" style:family="paragraph" style:parent-style-name="Standard">
      <style:text-properties style:font-name="Courier 10 Pitch" fo:font-size="14pt" fo:font-weight="bold" officeooo:rsid="0072da44" officeooo:paragraph-rsid="003d5721" style:font-size-asian="14pt" style:font-weight-asian="bold" style:font-size-complex="14pt" style:font-weight-complex="bold"/>
    </style:style>
    <style:style style:name="P44" style:family="paragraph" style:parent-style-name="Standard">
      <style:text-properties style:font-name="Courier 10 Pitch" fo:font-size="14pt" fo:font-weight="bold" officeooo:paragraph-rsid="003d5721" style:font-size-asian="14pt" style:font-weight-asian="bold" style:font-size-complex="14pt" style:font-weight-complex="bold"/>
    </style:style>
    <style:style style:name="P45" style:family="paragraph" style:parent-style-name="Standard">
      <style:text-properties style:font-name="Courier 10 Pitch" fo:font-size="14pt" officeooo:paragraph-rsid="003992cc" style:font-size-asian="14pt" style:font-size-complex="14pt"/>
    </style:style>
    <style:style style:name="P46" style:family="paragraph" style:parent-style-name="Standard">
      <style:text-properties style:font-name="Courier 10 Pitch" fo:font-size="14pt" fo:language="da" fo:country="DK" fo:font-weight="bold" officeooo:rsid="003398e8" officeooo:paragraph-rsid="00352e85" style:font-size-asian="14pt" style:font-weight-asian="bold" style:font-size-complex="14pt" style:font-weight-complex="bold"/>
    </style:style>
    <style:style style:name="P47" style:family="paragraph" style:parent-style-name="Standard">
      <style:text-properties style:font-name="Courier 10 Pitch" officeooo:rsid="00451b4a" officeooo:paragraph-rsid="00451b4a"/>
    </style:style>
    <style:style style:name="P48" style:family="paragraph" style:parent-style-name="Standard">
      <style:text-properties style:font-name="Courier 10 Pitch" officeooo:rsid="00451b4a" officeooo:paragraph-rsid="004851e4"/>
    </style:style>
    <style:style style:name="P49" style:family="paragraph" style:parent-style-name="Standard">
      <style:text-properties style:font-name="Courier 10 Pitch" fo:font-weight="bold" officeooo:rsid="00451b4a" officeooo:paragraph-rsid="00451b4a" style:font-weight-asian="bold" style:font-weight-complex="bold"/>
    </style:style>
    <style:style style:name="P50" style:family="paragraph" style:parent-style-name="Standard">
      <style:text-properties style:font-name="Courier 10 Pitch" fo:font-weight="bold" officeooo:rsid="00451b4a" officeooo:paragraph-rsid="004851e4" style:font-weight-asian="bold" style:font-weight-complex="bold"/>
    </style:style>
    <style:style style:name="P51" style:family="paragraph" style:parent-style-name="Standard">
      <style:text-properties style:font-name="Courier 10 Pitch" fo:font-weight="bold" officeooo:rsid="004a678e" officeooo:paragraph-rsid="004a678e" style:font-weight-asian="bold" style:font-weight-complex="bold"/>
    </style:style>
    <style:style style:name="P52" style:family="paragraph" style:parent-style-name="Standard">
      <style:text-properties style:font-name="Courier 10 Pitch" fo:font-weight="bold" officeooo:rsid="004c933e" officeooo:paragraph-rsid="004c933e" style:font-weight-asian="bold" style:font-weight-complex="bold"/>
    </style:style>
    <style:style style:name="P53" style:family="paragraph" style:parent-style-name="Standard">
      <style:text-properties style:font-name="Courier 10 Pitch" officeooo:rsid="004e415c" officeooo:paragraph-rsid="004e415c"/>
    </style:style>
    <style:style style:name="P54" style:family="paragraph" style:parent-style-name="Standard">
      <style:text-properties style:font-name="Courier 10 Pitch" officeooo:rsid="004e415c" officeooo:paragraph-rsid="00500f39"/>
    </style:style>
    <style:style style:name="P55" style:family="paragraph" style:parent-style-name="Standard">
      <style:text-properties style:font-name="Courier 10 Pitch" officeooo:rsid="00500f39" officeooo:paragraph-rsid="00500f39"/>
    </style:style>
    <style:style style:name="P56" style:family="paragraph" style:parent-style-name="Standard">
      <style:text-properties officeooo:rsid="0027f211" officeooo:paragraph-rsid="0029bca7"/>
    </style:style>
    <style:style style:name="P57" style:family="paragraph" style:parent-style-name="Standard">
      <style:text-properties officeooo:rsid="00291865" officeooo:paragraph-rsid="00291865"/>
    </style:style>
    <style:style style:name="P58" style:family="paragraph" style:parent-style-name="Standard">
      <style:text-properties style:font-name="Liberation Sans" officeooo:rsid="0027f211" officeooo:paragraph-rsid="0027f211"/>
    </style:style>
    <style:style style:name="P59" style:family="paragraph" style:parent-style-name="Standard">
      <style:text-properties style:font-name="Liberation Sans" officeooo:rsid="0027f211" officeooo:paragraph-rsid="00291865"/>
    </style:style>
    <style:style style:name="P60" style:family="paragraph" style:parent-style-name="Standard">
      <style:text-properties style:font-name="Liberation Sans" fo:language="da" fo:country="DK" officeooo:rsid="00291865" officeooo:paragraph-rsid="00291865"/>
    </style:style>
    <style:style style:name="P61" style:family="paragraph" style:parent-style-name="Standard">
      <style:text-properties style:font-name="Liberation Sans" fo:font-weight="normal" officeooo:rsid="004c933e" officeooo:paragraph-rsid="004c933e" style:font-weight-asian="normal" style:font-weight-complex="normal"/>
    </style:style>
    <style:style style:name="P62" style:family="paragraph" style:parent-style-name="Standard">
      <style:text-properties fo:font-size="14pt" fo:language="da" fo:country="DK" officeooo:paragraph-rsid="002c5dee" style:font-size-asian="14pt" style:font-size-complex="14pt"/>
    </style:style>
    <style:style style:name="P63" style:family="paragraph" style:parent-style-name="Standard">
      <style:text-properties fo:font-size="14pt" fo:language="da" fo:country="DK" officeooo:rsid="00311f77" officeooo:paragraph-rsid="00311f77" style:font-size-asian="14pt" style:font-size-complex="14pt"/>
    </style:style>
    <style:style style:name="P64" style:family="paragraph" style:parent-style-name="Standard">
      <style:text-properties fo:font-size="14pt" fo:language="da" fo:country="DK" officeooo:paragraph-rsid="002dc9c8" style:font-size-asian="14pt" style:font-name-complex="Arial1" style:font-size-complex="14pt"/>
    </style:style>
    <style:style style:name="P65" style:family="paragraph" style:parent-style-name="Standard">
      <style:text-properties fo:language="da" fo:country="DK" officeooo:rsid="001cd591" officeooo:paragraph-rsid="001cd591"/>
    </style:style>
    <style:style style:name="P66" style:family="paragraph" style:parent-style-name="Standard">
      <style:text-properties fo:language="da" fo:country="DK" officeooo:rsid="0027f211" officeooo:paragraph-rsid="0027f211"/>
    </style:style>
    <style:style style:name="P67" style:family="paragraph" style:parent-style-name="Standard">
      <style:text-properties fo:language="da" fo:country="DK" officeooo:paragraph-rsid="00311f77"/>
    </style:style>
    <style:style style:name="P68" style:family="paragraph" style:parent-style-name="Standard">
      <style:text-properties fo:language="da" fo:country="DK" officeooo:rsid="00311f77" officeooo:paragraph-rsid="00311f77"/>
    </style:style>
    <style:style style:name="P69" style:family="paragraph" style:parent-style-name="Standard">
      <style:text-properties officeooo:paragraph-rsid="00352e85"/>
    </style:style>
    <style:style style:name="P70" style:family="paragraph" style:parent-style-name="Standard">
      <style:text-properties officeooo:rsid="00451b4a" officeooo:paragraph-rsid="00451b4a"/>
    </style:style>
    <style:style style:name="P71" style:family="paragraph" style:parent-style-name="Standard">
      <style:text-properties fo:font-weight="bold" officeooo:rsid="004e1e84" officeooo:paragraph-rsid="004e1e84" style:font-weight-asian="bold" style:font-weight-complex="bold"/>
    </style:style>
    <style:style style:name="P72" style:family="paragraph" style:parent-style-name="Standard">
      <style:text-properties officeooo:rsid="0084023a" officeooo:paragraph-rsid="00642acc"/>
    </style:style>
    <style:style style:name="P73" style:family="paragraph" style:parent-style-name="Standard">
      <style:text-properties officeooo:rsid="006d118f" officeooo:paragraph-rsid="006d118f"/>
    </style:style>
    <style:style style:name="P74" style:family="paragraph" style:parent-style-name="Standard">
      <style:paragraph-properties fo:margin-top="0in" fo:margin-bottom="0.0717in" loext:contextual-spacing="false"/>
      <style:text-properties style:font-name="Courier" fo:font-size="14pt" fo:language="da" fo:country="DK" officeooo:rsid="00303ae4" officeooo:paragraph-rsid="0014161c" style:font-size-asian="14pt" style:font-size-complex="14pt"/>
    </style:style>
    <style:style style:name="P75" style:family="paragraph" style:parent-style-name="kommandoer_20_og_20_kildetekster">
      <style:paragraph-properties fo:margin-top="0in" fo:margin-bottom="0.0717in" loext:contextual-spacing="false"/>
      <style:text-properties style:font-name="Courier" fo:font-size="14pt" officeooo:paragraph-rsid="002c5dee" style:font-size-asian="14pt" style:font-size-complex="14pt"/>
    </style:style>
    <style:style style:name="P76" style:family="paragraph" style:parent-style-name="kommandoer_20_og_20_kildetekster">
      <style:paragraph-properties fo:margin-top="0in" fo:margin-bottom="0.0717in" loext:contextual-spacing="false"/>
      <style:text-properties style:font-name="Courier 10 Pitch" fo:font-size="12pt" fo:font-weight="normal" officeooo:rsid="002d39f7" officeooo:paragraph-rsid="002d39f7" style:font-size-asian="12pt" style:font-weight-asian="normal" style:font-size-complex="12pt" style:font-weight-complex="normal"/>
    </style:style>
    <style:style style:name="P77" style:family="paragraph" style:parent-style-name="kommandoer_20_og_20_kildetekster">
      <style:paragraph-properties fo:margin-top="0in" fo:margin-bottom="0.0717in" loext:contextual-spacing="false"/>
      <style:text-properties style:font-name="Courier 10 Pitch" fo:font-size="12pt" fo:language="da" fo:country="DK" fo:font-weight="normal" officeooo:rsid="0027f211" officeooo:paragraph-rsid="002c5dee" style:font-size-asian="12pt" style:font-weight-asian="normal" style:font-size-complex="12pt" style:font-weight-complex="normal"/>
    </style:style>
    <style:style style:name="P78" style:family="paragraph" style:parent-style-name="kommandoer_20_og_20_kildetekster">
      <style:paragraph-properties fo:margin-top="0in" fo:margin-bottom="0.0717in" loext:contextual-spacing="false"/>
      <style:text-properties style:font-name="Courier 10 Pitch" fo:font-size="12pt" fo:language="da" fo:country="DK" fo:font-weight="normal" officeooo:rsid="0027f211" officeooo:paragraph-rsid="002d39f7" style:font-size-asian="12pt" style:font-weight-asian="normal" style:font-size-complex="12pt" style:font-weight-complex="normal"/>
    </style:style>
    <style:style style:name="P79" style:family="paragraph" style:parent-style-name="kommandoer_20_og_20_kildetekster">
      <style:paragraph-properties fo:margin-top="0in" fo:margin-bottom="0.0717in" loext:contextual-spacing="false"/>
      <style:text-properties style:font-name="Courier 10 Pitch" fo:font-size="12pt" fo:language="da" fo:country="DK" fo:font-weight="normal" officeooo:rsid="002d39f7" officeooo:paragraph-rsid="002d39f7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break-before="page"/>
      <style:text-properties style:font-name="Courier" fo:font-size="14pt" officeooo:rsid="00376d37" officeooo:paragraph-rsid="0014ac18" style:font-size-asian="12.25pt" style:font-size-complex="14pt"/>
    </style:style>
    <style:style style:name="P81" style:family="paragraph" style:parent-style-name="Heading_20_2">
      <style:paragraph-properties fo:break-before="page"/>
    </style:style>
    <style:style style:name="P82" style:family="paragraph" style:parent-style-name="Heading_20_2">
      <style:paragraph-properties fo:break-before="page"/>
      <style:text-properties officeooo:paragraph-rsid="001449ca"/>
    </style:style>
    <style:style style:name="P83" style:family="paragraph" style:parent-style-name="Heading_20_2">
      <style:paragraph-properties fo:break-before="page"/>
      <style:text-properties officeooo:rsid="005d75c5" officeooo:paragraph-rsid="0014ac18"/>
    </style:style>
    <style:style style:name="P84" style:family="paragraph" style:parent-style-name="Heading_20_2">
      <style:paragraph-properties fo:break-before="page"/>
      <style:text-properties officeooo:paragraph-rsid="00164ed6"/>
    </style:style>
    <style:style style:name="P85" style:family="paragraph" style:parent-style-name="Heading_20_2">
      <style:paragraph-properties fo:break-before="page"/>
      <style:text-properties officeooo:paragraph-rsid="00168cc6"/>
    </style:style>
    <style:style style:name="P86" style:family="paragraph" style:parent-style-name="Heading_20_2">
      <style:paragraph-properties fo:break-before="page"/>
      <style:text-properties officeooo:paragraph-rsid="00165d86"/>
    </style:style>
    <style:style style:name="P87" style:family="paragraph" style:parent-style-name="Heading_20_2">
      <style:paragraph-properties fo:break-before="page"/>
      <style:text-properties officeooo:paragraph-rsid="00516b0b"/>
    </style:style>
    <style:style style:name="P88" style:family="paragraph" style:parent-style-name="Heading_20_2">
      <style:paragraph-properties fo:break-before="page"/>
      <style:text-properties fo:font-size="16pt" style:font-size-asian="16pt" style:font-size-complex="16pt"/>
    </style:style>
    <style:style style:name="P89" style:family="paragraph" style:parent-style-name="Heading_20_3">
      <style:paragraph-properties fo:break-before="page"/>
    </style:style>
    <style:style style:name="P90" style:family="paragraph" style:parent-style-name="Heading_20_3">
      <style:paragraph-properties fo:break-before="page"/>
      <style:text-properties officeooo:paragraph-rsid="005ff426"/>
    </style:style>
    <style:style style:name="P91" style:family="paragraph" style:parent-style-name="Standard">
      <style:paragraph-properties fo:margin-top="0in" fo:margin-bottom="0.0319in" loext:contextual-spacing="false"/>
      <style:text-properties style:font-name="Courier" fo:font-size="14pt" fo:language="da" fo:country="DK" officeooo:rsid="003a7d11" officeooo:paragraph-rsid="00164ed6" style:font-size-asian="12.25pt" style:font-size-complex="14pt"/>
    </style:style>
    <style:style style:name="P92" style:family="paragraph" style:parent-style-name="Standard">
      <style:paragraph-properties fo:margin-top="0in" fo:margin-bottom="0.0319in" loext:contextual-spacing="false"/>
      <style:text-properties style:font-name="Courier" fo:font-size="14pt" officeooo:rsid="003a7d11" officeooo:paragraph-rsid="00164ed6" style:font-size-asian="12.25pt" style:font-size-complex="14pt"/>
    </style:style>
    <style:style style:name="P93" style:family="paragraph" style:parent-style-name="Standard">
      <style:paragraph-properties fo:margin-top="0in" fo:margin-bottom="0.0319in" loext:contextual-spacing="false"/>
      <style:text-properties style:font-name="Courier" fo:font-size="14pt" officeooo:rsid="003a7d11" officeooo:paragraph-rsid="005c3c62" style:font-size-asian="12.25pt" style:font-size-complex="14pt"/>
    </style:style>
    <style:style style:name="P94" style:family="paragraph" style:parent-style-name="Standard">
      <style:paragraph-properties fo:margin-top="0in" fo:margin-bottom="0.0319in" loext:contextual-spacing="false"/>
      <style:text-properties style:font-name="Courier" fo:font-size="14pt" officeooo:rsid="004d19af" officeooo:paragraph-rsid="00168cc6" style:font-size-asian="12.25pt" style:font-size-complex="14pt"/>
    </style:style>
    <style:style style:name="P95" style:family="paragraph" style:parent-style-name="Standard">
      <style:paragraph-properties fo:margin-top="0in" fo:margin-bottom="0.0319in" loext:contextual-spacing="false"/>
      <style:text-properties style:font-name="Courier" fo:font-size="14pt" officeooo:rsid="004513a7" officeooo:paragraph-rsid="00451b4a" style:font-size-asian="12.25pt" style:font-size-complex="14pt"/>
    </style:style>
    <style:style style:name="P96" style:family="paragraph" style:parent-style-name="Standard">
      <style:paragraph-properties fo:margin-top="0in" fo:margin-bottom="0.0319in" loext:contextual-spacing="false"/>
      <style:text-properties style:font-name="Courier" fo:font-size="14pt" officeooo:rsid="005ec51d" officeooo:paragraph-rsid="005f82b2" style:font-size-asian="12.25pt" style:font-size-complex="14pt"/>
    </style:style>
    <style:style style:name="P97" style:family="paragraph" style:parent-style-name="Standard">
      <style:paragraph-properties fo:margin-top="0in" fo:margin-bottom="0.0319in" loext:contextual-spacing="false"/>
      <style:text-properties style:font-name="Courier" fo:font-size="14pt" officeooo:rsid="005ec51d" officeooo:paragraph-rsid="005fb7de" style:font-size-asian="12.25pt" style:font-size-complex="14pt"/>
    </style:style>
    <style:style style:name="P98" style:family="paragraph" style:parent-style-name="Standard">
      <style:paragraph-properties fo:margin-top="0in" fo:margin-bottom="0.0319in" loext:contextual-spacing="false"/>
      <style:text-properties style:font-name="Courier" fo:font-size="14pt" officeooo:rsid="005fb7de" officeooo:paragraph-rsid="005fb7de" style:font-size-asian="12.25pt" style:font-size-complex="14pt"/>
    </style:style>
    <style:style style:name="P99" style:family="paragraph" style:parent-style-name="Standard">
      <style:paragraph-properties fo:margin-top="0in" fo:margin-bottom="0.0319in" loext:contextual-spacing="false"/>
      <style:text-properties style:font-name="Courier" fo:font-size="14pt" officeooo:rsid="005c3c62" officeooo:paragraph-rsid="005c3c62" style:font-size-asian="12.25pt" style:font-size-complex="14pt"/>
    </style:style>
    <style:style style:name="P100" style:family="paragraph" style:parent-style-name="Standard">
      <style:paragraph-properties fo:margin-top="0in" fo:margin-bottom="0.0319in" loext:contextual-spacing="false"/>
      <style:text-properties style:font-name="Courier" fo:font-size="14pt" officeooo:rsid="004a6169" officeooo:paragraph-rsid="00165d86" style:font-size-asian="14pt" style:font-size-complex="14pt"/>
    </style:style>
    <style:style style:name="P101" style:family="paragraph" style:parent-style-name="Standard">
      <style:paragraph-properties fo:margin-top="0in" fo:margin-bottom="0.0319in" loext:contextual-spacing="false"/>
      <style:text-properties style:font-name="Tahoma" fo:font-size="14pt" officeooo:rsid="003a7d11" officeooo:paragraph-rsid="00164ed6" style:font-size-asian="12.25pt" style:font-size-complex="14pt"/>
    </style:style>
    <style:style style:name="P102" style:family="paragraph" style:parent-style-name="Standard">
      <style:paragraph-properties fo:margin-top="0in" fo:margin-bottom="0.0319in" loext:contextual-spacing="false"/>
      <style:text-properties style:font-name="Arial" fo:font-size="14pt" officeooo:rsid="003a7d11" officeooo:paragraph-rsid="00164ed6" style:font-size-asian="12.25pt" style:font-size-complex="14pt"/>
    </style:style>
    <style:style style:name="P103" style:family="paragraph" style:parent-style-name="Standard">
      <style:paragraph-properties fo:margin-top="0in" fo:margin-bottom="0.0319in" loext:contextual-spacing="false"/>
      <style:text-properties style:font-name="Arial" fo:font-size="14pt" officeooo:rsid="004d19af" officeooo:paragraph-rsid="00168cc6" style:font-size-asian="12.25pt" style:font-size-complex="14pt"/>
    </style:style>
    <style:style style:name="P104" style:family="paragraph" style:parent-style-name="Standard">
      <style:paragraph-properties fo:margin-top="0in" fo:margin-bottom="0.0319in" loext:contextual-spacing="false"/>
      <style:text-properties style:font-name="Arial" fo:font-size="14pt" officeooo:rsid="004d19af" officeooo:paragraph-rsid="006af34a" style:font-size-asian="12.25pt" style:font-size-complex="14pt"/>
    </style:style>
    <style:style style:name="P105" style:family="paragraph" style:parent-style-name="Standard">
      <style:paragraph-properties fo:margin-top="0in" fo:margin-bottom="0.0319in" loext:contextual-spacing="false"/>
      <style:text-properties style:font-name="Arial" fo:font-size="14pt" officeooo:rsid="0086765c" officeooo:paragraph-rsid="006af34a" style:font-size-asian="12.25pt" style:font-size-complex="14pt"/>
    </style:style>
    <style:style style:name="P106" style:family="paragraph" style:parent-style-name="Standard">
      <style:paragraph-properties fo:margin-top="0in" fo:margin-bottom="0.0319in" loext:contextual-spacing="false"/>
      <style:text-properties style:font-name="Arial" fo:font-size="14pt" officeooo:rsid="006af34a" officeooo:paragraph-rsid="006af34a" style:font-size-asian="12.25pt" style:font-size-complex="14pt"/>
    </style:style>
    <style:style style:name="P107" style:family="paragraph" style:parent-style-name="Standard">
      <style:paragraph-properties fo:margin-top="0in" fo:margin-bottom="0.0319in" loext:contextual-spacing="false"/>
      <style:text-properties style:font-name="Arial" fo:font-size="14pt" officeooo:rsid="006d118f" officeooo:paragraph-rsid="006d118f" style:font-size-asian="12.25pt" style:font-size-complex="14pt"/>
    </style:style>
    <style:style style:name="P108" style:family="paragraph" style:parent-style-name="Standard">
      <style:paragraph-properties fo:margin-top="0in" fo:margin-bottom="0.0319in" loext:contextual-spacing="false"/>
      <style:text-properties style:font-name="Arial" fo:font-size="14pt" officeooo:rsid="004a6169" officeooo:paragraph-rsid="00165d86" style:font-size-asian="14pt" style:font-size-complex="14pt"/>
    </style:style>
    <style:style style:name="P109" style:family="paragraph" style:parent-style-name="Standard">
      <style:paragraph-properties fo:margin-top="0in" fo:margin-bottom="0.0319in" loext:contextual-spacing="false"/>
      <style:text-properties style:font-name="Arial" fo:font-size="14pt" officeooo:rsid="004a6169" officeooo:paragraph-rsid="0073a907" style:font-size-asian="14pt" style:font-size-complex="14pt"/>
    </style:style>
    <style:style style:name="P110" style:family="paragraph" style:parent-style-name="Standard">
      <style:paragraph-properties fo:margin-top="0in" fo:margin-bottom="0.0319in" loext:contextual-spacing="false"/>
      <style:text-properties style:font-name="Arial" fo:font-size="14pt" officeooo:rsid="00477acc" officeooo:paragraph-rsid="004c933e" style:font-size-asian="14pt" style:font-size-complex="14pt"/>
    </style:style>
    <style:style style:name="P111" style:family="paragraph" style:parent-style-name="Standard">
      <style:paragraph-properties fo:margin-top="0in" fo:margin-bottom="0.0319in" loext:contextual-spacing="false"/>
      <style:text-properties style:font-name="Arial" fo:font-size="14pt" officeooo:rsid="0073a907" officeooo:paragraph-rsid="0073a907" style:font-size-asian="14pt" style:font-size-complex="14pt"/>
    </style:style>
    <style:style style:name="P112" style:family="paragraph" style:parent-style-name="Standard">
      <style:paragraph-properties fo:margin-top="0in" fo:margin-bottom="0.0319in" loext:contextual-spacing="false"/>
      <style:text-properties style:font-name="Arial" fo:font-size="14pt" fo:font-weight="bold" officeooo:rsid="0073a907" officeooo:paragraph-rsid="0073a907" style:font-size-asian="14pt" style:font-weight-asian="bold" style:font-size-complex="14pt" style:font-weight-complex="bold"/>
    </style:style>
    <style:style style:name="P113" style:family="paragraph" style:parent-style-name="Standard">
      <style:paragraph-properties fo:margin-top="0in" fo:margin-bottom="0.0319in" loext:contextual-spacing="false"/>
      <style:text-properties style:font-name="Arial" fo:font-size="14pt" fo:font-style="italic" officeooo:rsid="004a6169" officeooo:paragraph-rsid="0073a907" style:font-size-asian="14pt" style:font-style-asian="italic" style:font-size-complex="14pt" style:font-style-complex="italic"/>
    </style:style>
    <style:style style:name="P114" style:family="paragraph" style:parent-style-name="Standard">
      <style:paragraph-properties fo:margin-top="0in" fo:margin-bottom="0.0319in" loext:contextual-spacing="false"/>
      <style:text-properties style:font-name="Arial" fo:font-size="14pt" fo:font-style="italic" fo:font-weight="normal" officeooo:rsid="004a6169" officeooo:paragraph-rsid="0073a907" style:font-size-asian="14pt" style:font-style-asian="italic" style:font-weight-asian="normal" style:font-size-complex="14pt" style:font-style-complex="italic" style:font-weight-complex="normal"/>
    </style:style>
    <style:style style:name="P115" style:family="paragraph" style:parent-style-name="Standard">
      <style:paragraph-properties fo:margin-top="0in" fo:margin-bottom="0.0319in" loext:contextual-spacing="false"/>
      <style:text-properties officeooo:paragraph-rsid="006af34a"/>
    </style:style>
    <style:style style:name="P116" style:family="paragraph" style:parent-style-name="Standard">
      <style:paragraph-properties fo:margin-top="0in" fo:margin-bottom="0.0319in" loext:contextual-spacing="false"/>
      <style:text-properties officeooo:paragraph-rsid="006d118f"/>
    </style:style>
    <style:style style:name="P117" style:family="paragraph" style:parent-style-name="Footnote">
      <style:paragraph-properties fo:margin-top="0in" fo:margin-bottom="0.0319in" loext:contextual-spacing="false"/>
      <style:text-properties style:font-name="Courier 10 Pitch" fo:font-size="12pt" fo:language="en" fo:country="GB" fo:font-weight="normal" officeooo:paragraph-rsid="0020e447" style:font-size-asian="12pt" style:font-weight-asian="normal" style:font-name-complex="Courier New" style:font-size-complex="12pt" style:font-weight-complex="normal"/>
    </style:style>
    <style:style style:name="P118" style:family="paragraph" style:parent-style-name="kommandoer_20_og_20_kildetekster">
      <style:paragraph-properties fo:margin-top="0in" fo:margin-bottom="0.0319in" loext:contextual-spacing="false"/>
      <style:text-properties style:font-name="Courier 10 Pitch" fo:font-size="12pt" fo:language="en" fo:country="GB" fo:font-weight="normal" officeooo:paragraph-rsid="0020e447" style:font-size-asian="12pt" style:font-weight-asian="normal" style:font-size-complex="12pt" style:font-weight-complex="normal"/>
    </style:style>
    <style:style style:name="P119" style:family="paragraph" style:parent-style-name="kommandoer_20_og_20_kildetekster">
      <style:paragraph-properties fo:margin-top="0in" fo:margin-bottom="0.0319in" loext:contextual-spacing="false"/>
      <style:text-properties style:font-name="Courier 10 Pitch" fo:font-size="12pt" fo:language="da" fo:country="DK" fo:font-weight="normal" officeooo:paragraph-rsid="0020e447" style:font-size-asian="12pt" style:font-weight-asian="normal" style:font-size-complex="12pt" style:font-weight-complex="normal"/>
    </style:style>
    <style:style style:name="P120" style:family="paragraph" style:parent-style-name="kommandoer_20_og_20_kildetekster">
      <style:paragraph-properties fo:margin-top="0in" fo:margin-bottom="0.0319in" loext:contextual-spacing="false">
        <style:tab-stops>
          <style:tab-stop style:position="2.6854in"/>
          <style:tab-stop style:position="6.202in" style:type="right"/>
        </style:tab-stops>
      </style:paragraph-properties>
      <style:text-properties style:font-name="Courier 10 Pitch" fo:font-size="12pt" fo:language="da" fo:country="DK" fo:font-weight="normal" officeooo:rsid="001cd591" officeooo:paragraph-rsid="0020e447" style:font-size-asian="12pt" style:font-weight-asian="normal" style:font-size-complex="12pt" style:font-weight-complex="normal"/>
    </style:style>
    <style:style style:name="P121" style:family="paragraph" style:parent-style-name="kommandoer_20_og_20_kildetekster">
      <style:paragraph-properties fo:margin-top="0in" fo:margin-bottom="0.0319in" loext:contextual-spacing="false"/>
      <style:text-properties style:font-name="Courier 10 Pitch" fo:font-size="12pt" fo:language="da" fo:country="DK" fo:font-weight="normal" officeooo:paragraph-rsid="00211e1f" style:font-size-asian="12pt" style:font-weight-asian="normal" style:font-size-complex="12pt" style:font-weight-complex="normal"/>
    </style:style>
    <style:style style:name="P122" style:family="paragraph" style:parent-style-name="kommandoer_20_og_20_kildetekster">
      <style:paragraph-properties fo:margin-top="0in" fo:margin-bottom="0.0319in" loext:contextual-spacing="false"/>
      <style:text-properties style:font-name="Courier 10 Pitch" fo:font-size="12pt" fo:font-weight="normal" officeooo:paragraph-rsid="0020e447" style:font-size-asian="12pt" style:font-weight-asian="normal" style:font-size-complex="12pt" style:font-weight-complex="normal"/>
    </style:style>
    <style:style style:name="P123" style:family="paragraph" style:parent-style-name="kommandoer_20_og_20_kildetekster">
      <style:paragraph-properties fo:margin-top="0in" fo:margin-bottom="0.0319in" loext:contextual-spacing="false">
        <style:tab-stops>
          <style:tab-stop style:position="2.8008in"/>
          <style:tab-stop style:position="6.202in" style:type="right"/>
        </style:tab-stops>
      </style:paragraph-properties>
      <style:text-properties style:font-name="Courier 10 Pitch" fo:font-size="12pt" fo:font-weight="normal" officeooo:paragraph-rsid="0020e447" style:font-size-asian="12pt" style:font-weight-asian="normal" style:font-size-complex="12pt" style:font-weight-complex="normal"/>
    </style:style>
    <style:style style:name="P124" style:family="paragraph" style:parent-style-name="Heading_20_3">
      <style:paragraph-properties fo:margin-top="0in" fo:margin-bottom="0.0319in" loext:contextual-spacing="false"/>
      <style:text-properties style:font-name="Tahoma" fo:font-size="14pt" officeooo:rsid="003a7d11" officeooo:paragraph-rsid="005f82b2" style:font-size-asian="12.25pt" style:font-size-complex="14pt"/>
    </style:style>
    <style:style style:name="P125" style:family="paragraph" style:parent-style-name="Text_20_body">
      <style:paragraph-properties fo:text-align="center" style:justify-single-word="false"/>
      <style:text-properties fo:font-size="26pt" officeooo:paragraph-rsid="001a9bfb" style:font-size-asian="26pt" style:font-size-complex="26pt"/>
    </style:style>
    <style:style style:name="P126" style:family="paragraph" style:parent-style-name="Text_20_body">
      <style:paragraph-properties fo:text-align="center" style:justify-single-word="false"/>
      <style:text-properties fo:font-size="20pt" officeooo:paragraph-rsid="001a9bfb" style:font-size-asian="20pt" style:font-size-complex="20pt"/>
    </style:style>
    <style:style style:name="P127" style:family="paragraph" style:parent-style-name="Heading_20_3">
      <style:text-properties officeooo:paragraph-rsid="0014161c"/>
    </style:style>
    <style:style style:name="P128" style:family="paragraph" style:parent-style-name="Heading_20_3">
      <style:text-properties officeooo:paragraph-rsid="001449ca"/>
    </style:style>
    <style:style style:name="P129" style:family="paragraph" style:parent-style-name="Heading_20_3">
      <style:text-properties officeooo:paragraph-rsid="00164ed6"/>
    </style:style>
    <style:style style:name="P130" style:family="paragraph" style:parent-style-name="Heading_20_3">
      <style:text-properties officeooo:paragraph-rsid="00165d86"/>
    </style:style>
    <style:style style:name="P131" style:family="paragraph" style:parent-style-name="Heading_20_3">
      <style:text-properties officeooo:paragraph-rsid="00168cc6"/>
    </style:style>
    <style:style style:name="P132" style:family="paragraph" style:parent-style-name="Heading_20_3">
      <style:text-properties officeooo:paragraph-rsid="002f5551"/>
    </style:style>
    <style:style style:name="P133" style:family="paragraph" style:parent-style-name="Heading_20_3">
      <style:text-properties fo:font-size="16pt" style:font-size-asian="16pt" style:font-size-complex="16pt"/>
    </style:style>
    <style:style style:name="P134" style:family="paragraph" style:parent-style-name="Heading_20_3">
      <style:text-properties officeooo:paragraph-rsid="004851e4"/>
    </style:style>
    <style:style style:name="P135" style:family="paragraph" style:parent-style-name="Heading_20_3">
      <style:text-properties style:font-name="Courier" fo:font-size="14pt" officeooo:rsid="004d19af" officeooo:paragraph-rsid="00168cc6" style:font-size-asian="12.25pt" style:font-size-complex="14pt"/>
    </style:style>
    <style:style style:name="P136" style:family="paragraph" style:parent-style-name="Heading_20_3">
      <style:text-properties officeooo:paragraph-rsid="005ff426"/>
    </style:style>
    <style:style style:name="P137" style:family="paragraph" style:parent-style-name="Heading_20_3">
      <style:text-properties officeooo:paragraph-rsid="006d5de5"/>
    </style:style>
    <style:style style:name="P138" style:family="paragraph" style:parent-style-name="Heading_20_2">
      <style:text-properties officeooo:paragraph-rsid="0014ac18"/>
    </style:style>
    <style:style style:name="P139" style:family="paragraph" style:parent-style-name="Heading_20_2">
      <style:text-properties officeooo:paragraph-rsid="00380245"/>
    </style:style>
    <style:style style:name="P140" style:family="paragraph" style:parent-style-name="Heading_20_2">
      <style:text-properties style:font-name="Arial" fo:font-size="14pt" officeooo:paragraph-rsid="003992cc" style:font-size-asian="14pt" style:font-size-complex="14pt"/>
    </style:style>
    <style:style style:name="P141" style:family="paragraph" style:parent-style-name="Heading_20_2">
      <style:text-properties officeooo:paragraph-rsid="006af34a"/>
    </style:style>
    <style:style style:name="P142" style:family="paragraph" style:parent-style-name="Heading_20_2">
      <style:text-properties officeooo:paragraph-rsid="0073a907"/>
    </style:style>
    <style:style style:name="P143" style:family="paragraph" style:parent-style-name="Standard" style:master-page-name="">
      <loext:graphic-properties draw:fill="none"/>
      <style:paragraph-properties fo:margin-left="0in" fo:margin-right="3.3752in" fo:margin-top="0in" fo:margin-bottom="0.111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/>
      <style:text-properties fo:language="da" fo:country="DK" officeooo:paragraph-rsid="001827d2"/>
    </style:style>
    <style:style style:name="P144" style:family="paragraph" style:parent-style-name="Standard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51pt solid #000000">
        <style:tab-stops>
          <style:tab-stop style:position="1.852in"/>
          <style:tab-stop style:position="6.202in" style:type="right"/>
        </style:tab-stops>
      </style:paragraph-properties>
      <style:text-properties style:font-name="Courier 10 Pitch" fo:font-size="12pt" fo:language="da" fo:country="DK" fo:font-weight="normal" officeooo:rsid="001cd591" officeooo:paragraph-rsid="002745fa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51pt solid #000000">
        <style:tab-stops>
          <style:tab-stop style:position="1.852in"/>
          <style:tab-stop style:position="6.202in" style:type="right"/>
        </style:tab-stops>
      </style:paragraph-properties>
      <style:text-properties style:font-name="Courier 10 Pitch" fo:font-size="14pt" fo:language="da" fo:country="DK" fo:font-weight="normal" officeooo:rsid="002745fa" officeooo:paragraph-rsid="002745fa" style:font-size-asian="14pt" style:font-weight-asian="normal" style:font-size-complex="14pt" style:font-weight-complex="normal"/>
    </style:style>
    <style:style style:name="P146" style:family="paragraph" style:parent-style-name="Standard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51pt solid #000000">
        <style:tab-stops>
          <style:tab-stop style:position="1.852in"/>
          <style:tab-stop style:position="6.202in" style:type="right"/>
        </style:tab-stops>
      </style:paragraph-properties>
      <style:text-properties style:font-name="Arial" fo:font-size="14pt" fo:language="da" fo:country="DK" fo:font-weight="normal" officeooo:rsid="001cd591" officeooo:paragraph-rsid="002745fa" style:font-size-asian="14pt" style:font-weight-asian="normal" style:font-size-complex="14pt" style:font-weight-complex="normal"/>
    </style:style>
    <style:style style:name="P147" style:family="paragraph" style:parent-style-name="kommandoer_20_og_20_kildetekster">
      <style:paragraph-properties fo:margin-top="0in" fo:margin-bottom="0in" loext:contextual-spacing="false"/>
      <style:text-properties style:font-name="Courier 10 Pitch" fo:font-size="12pt" fo:language="da" fo:country="DK" fo:font-weight="normal" officeooo:paragraph-rsid="002494b7" style:font-size-asian="12pt" style:font-weight-asian="normal" style:font-size-complex="12pt" style:font-weight-complex="normal"/>
    </style:style>
    <style:style style:name="P148" style:family="paragraph" style:parent-style-name="kommandoer_20_og_20_kildetekster">
      <style:paragraph-properties fo:margin-top="0in" fo:margin-bottom="0in" loext:contextual-spacing="false">
        <style:tab-stops>
          <style:tab-stop style:position="1.852in"/>
          <style:tab-stop style:position="6.202in" style:type="right"/>
        </style:tab-stops>
      </style:paragraph-properties>
      <style:text-properties style:font-name="Courier 10 Pitch" fo:font-size="12pt" fo:language="da" fo:country="DK" fo:font-weight="normal" officeooo:rsid="001cd591" officeooo:paragraph-rsid="002494b7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margin-top="0in" fo:margin-bottom="0in" loext:contextual-spacing="false"/>
      <style:text-properties style:font-name="Arial" fo:font-size="14pt" officeooo:paragraph-rsid="00352e85" style:font-size-asian="14pt" style:font-size-complex="14pt"/>
    </style:style>
    <style:style style:name="P150" style:family="paragraph" style:parent-style-name="Standard">
      <style:paragraph-properties fo:margin-top="0in" fo:margin-bottom="0in" loext:contextual-spacing="false"/>
      <style:text-properties style:font-name="Arial" fo:font-size="14pt" officeooo:paragraph-rsid="00380245" style:font-size-asian="14pt" style:font-size-complex="14pt"/>
    </style:style>
    <style:style style:name="P151" style:family="paragraph" style:parent-style-name="Standard">
      <style:paragraph-properties fo:margin-top="0in" fo:margin-bottom="0in" loext:contextual-spacing="false"/>
      <style:text-properties style:font-name="Arial" fo:font-size="14pt" officeooo:paragraph-rsid="003d5721" style:font-size-asian="14pt" style:font-size-complex="14pt"/>
    </style:style>
    <style:style style:name="P152" style:family="paragraph" style:parent-style-name="Standard">
      <style:paragraph-properties fo:margin-top="0in" fo:margin-bottom="0in" loext:contextual-spacing="false"/>
      <style:text-properties style:font-name="Arial" fo:font-size="14pt" fo:font-weight="bold" officeooo:paragraph-rsid="00352e85" style:font-size-asian="14pt" style:font-weight-asian="bold" style:font-size-complex="14pt" style:font-weight-complex="bold"/>
    </style:style>
    <style:style style:name="P153" style:family="paragraph" style:parent-style-name="Standard">
      <style:paragraph-properties fo:margin-top="0in" fo:margin-bottom="0in" loext:contextual-spacing="false"/>
      <style:text-properties style:font-name="Arial" fo:font-size="14pt" fo:font-weight="bold" officeooo:rsid="00391e57" officeooo:paragraph-rsid="003d5721" style:font-size-asian="14pt" style:font-weight-asian="bold" style:font-size-complex="14pt" style:font-weight-complex="bold"/>
    </style:style>
    <style:style style:name="P154" style:family="paragraph" style:parent-style-name="Standard">
      <style:paragraph-properties fo:margin-top="0in" fo:margin-bottom="0in" loext:contextual-spacing="false"/>
      <style:text-properties style:font-name="Arial" fo:font-size="14pt" fo:font-weight="bold" officeooo:paragraph-rsid="003d5721" style:font-size-asian="14pt" style:font-weight-asian="bold" style:font-size-complex="14pt" style:font-weight-complex="bold"/>
    </style:style>
    <style:style style:name="P155" style:family="paragraph" style:parent-style-name="Standard">
      <style:paragraph-properties fo:margin-top="0in" fo:margin-bottom="0in" loext:contextual-spacing="false"/>
      <style:text-properties style:font-name="Arial" fo:font-size="14pt" fo:font-weight="normal" officeooo:rsid="00311f77" officeooo:paragraph-rsid="00352e85" style:font-size-asian="14pt" style:font-weight-asian="normal" style:font-size-complex="14pt" style:font-weight-complex="normal"/>
    </style:style>
    <style:style style:name="P156" style:family="paragraph" style:parent-style-name="Standard">
      <style:paragraph-properties fo:margin-top="0in" fo:margin-bottom="0in" loext:contextual-spacing="false"/>
      <style:text-properties style:font-name="Arial" fo:font-size="14pt" fo:language="da" fo:country="DK" fo:font-weight="normal" officeooo:rsid="00352e85" officeooo:paragraph-rsid="0035de26" style:font-size-asian="14pt" style:font-weight-asian="normal" style:font-size-complex="14pt" style:font-weight-complex="normal"/>
    </style:style>
    <style:style style:name="P157" style:family="paragraph" style:parent-style-name="Standard">
      <style:paragraph-properties fo:margin-top="0in" fo:margin-bottom="0in" loext:contextual-spacing="false"/>
      <style:text-properties style:font-name="Arial" fo:font-size="14pt" fo:language="da" fo:country="DK" fo:font-weight="normal" officeooo:rsid="00375fce" officeooo:paragraph-rsid="00375fce" style:font-size-asian="14pt" style:font-weight-asian="normal" style:font-size-complex="14pt" style:font-weight-complex="normal"/>
    </style:style>
    <style:style style:name="P158" style:family="paragraph" style:parent-style-name="Standard">
      <style:paragraph-properties fo:margin-top="0in" fo:margin-bottom="0in" loext:contextual-spacing="false"/>
      <style:text-properties style:font-name="Arial" fo:font-size="14pt" fo:language="da" fo:country="DK" fo:font-weight="bold" officeooo:rsid="00380245" officeooo:paragraph-rsid="00380245" style:font-size-asian="14pt" style:font-weight-asian="bold" style:font-size-complex="14pt" style:font-weight-complex="bold"/>
    </style:style>
    <style:style style:name="P159" style:family="paragraph" style:parent-style-name="Standard">
      <style:paragraph-properties fo:margin-top="0in" fo:margin-bottom="0in" loext:contextual-spacing="false"/>
      <style:text-properties style:font-name="Courier 10 Pitch" fo:font-size="14pt" fo:font-weight="bold" officeooo:rsid="00375fce" officeooo:paragraph-rsid="00375fce" style:font-size-asian="14pt" style:font-weight-asian="bold" style:font-size-complex="14pt" style:font-weight-complex="bold"/>
    </style:style>
    <style:style style:name="P160" style:family="paragraph" style:parent-style-name="Standard">
      <style:paragraph-properties fo:margin-top="0in" fo:margin-bottom="0in" loext:contextual-spacing="false"/>
      <style:text-properties style:font-name="Courier 10 Pitch" fo:font-size="14pt" fo:font-weight="bold" officeooo:rsid="00380245" officeooo:paragraph-rsid="00380245" style:font-size-asian="14pt" style:font-weight-asian="bold" style:font-size-complex="14pt" style:font-weight-complex="bold"/>
    </style:style>
    <style:style style:name="P161" style:family="paragraph" style:parent-style-name="Standard">
      <style:paragraph-properties fo:margin-top="0in" fo:margin-bottom="0in" loext:contextual-spacing="false"/>
      <style:text-properties style:font-name="Courier 10 Pitch" fo:font-size="14pt" fo:font-weight="bold" officeooo:rsid="003d5721" officeooo:paragraph-rsid="003d5721" style:font-size-asian="14pt" style:font-weight-asian="bold" style:font-size-complex="14pt" style:font-weight-complex="bold"/>
    </style:style>
    <style:style style:name="P162" style:family="paragraph" style:parent-style-name="Standard">
      <style:paragraph-properties fo:margin-top="0in" fo:margin-bottom="0in" loext:contextual-spacing="false"/>
      <style:text-properties style:font-name="Courier 10 Pitch" fo:font-size="14pt" fo:language="da" fo:country="DK" fo:font-weight="normal" officeooo:rsid="00352e85" officeooo:paragraph-rsid="00352e85" style:font-size-asian="14pt" style:font-weight-asian="normal" style:font-size-complex="14pt" style:font-weight-complex="normal"/>
    </style:style>
    <style:style style:name="P163" style:family="paragraph" style:parent-style-name="Standard">
      <style:paragraph-properties fo:margin-top="0in" fo:margin-bottom="0in" loext:contextual-spacing="false"/>
      <style:text-properties style:font-name="Courier 10 Pitch" fo:font-size="14pt" fo:language="da" fo:country="DK" fo:font-weight="bold" officeooo:rsid="00352e85" officeooo:paragraph-rsid="00380245" style:font-size-asian="14pt" style:font-weight-asian="bold" style:font-size-complex="14pt" style:font-weight-complex="bold"/>
    </style:style>
    <style:style style:name="P164" style:family="paragraph" style:parent-style-name="Standard">
      <style:paragraph-properties fo:margin-top="0in" fo:margin-bottom="0in" loext:contextual-spacing="false"/>
      <style:text-properties style:font-name="Courier 10 Pitch" fo:font-size="14pt" fo:language="da" fo:country="DK" fo:font-weight="bold" officeooo:rsid="00352e85" officeooo:paragraph-rsid="00352e85" style:font-size-asian="14pt" style:font-weight-asian="bold" style:font-size-complex="14pt" style:font-weight-complex="bold"/>
    </style:style>
    <style:style style:name="P165" style:family="paragraph" style:parent-style-name="Standard">
      <style:paragraph-properties fo:margin-top="0in" fo:margin-bottom="0in" loext:contextual-spacing="false"/>
      <style:text-properties style:font-name="Courier 10 Pitch" fo:font-size="14pt" fo:language="da" fo:country="DK" fo:font-weight="bold" officeooo:rsid="00352e85" officeooo:paragraph-rsid="00375fce" style:font-size-asian="14pt" style:font-weight-asian="bold" style:font-size-complex="14pt" style:font-weight-complex="bold"/>
    </style:style>
    <style:style style:name="P166" style:family="paragraph" style:parent-style-name="Standard">
      <style:paragraph-properties fo:margin-top="0in" fo:margin-bottom="0in" loext:contextual-spacing="false"/>
      <style:text-properties style:font-name="Courier 10 Pitch" fo:font-size="14pt" fo:language="da" fo:country="DK" fo:font-weight="bold" officeooo:rsid="00380245" officeooo:paragraph-rsid="00380245" style:font-size-asian="14pt" style:font-weight-asian="bold" style:font-size-complex="14pt" style:font-weight-complex="bold"/>
    </style:style>
    <style:style style:name="P167" style:family="paragraph" style:parent-style-name="Standard">
      <style:paragraph-properties fo:margin-top="0in" fo:margin-bottom="0in" loext:contextual-spacing="false"/>
      <style:text-properties style:font-name="Courier 10 Pitch" fo:font-size="14pt" fo:language="da" fo:country="DK" fo:font-weight="bold" officeooo:rsid="00391e57" officeooo:paragraph-rsid="00391e57" style:font-size-asian="14pt" style:font-weight-asian="bold" style:font-size-complex="14pt" style:font-weight-complex="bold"/>
    </style:style>
    <style:style style:name="P168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officeooo:paragraph-rsid="002745fa"/>
    </style:style>
    <style:style style:name="P169" style:family="paragraph" style:parent-style-name="Preformatted_20_Text">
      <style:text-properties fo:font-size="12pt" fo:language="da" fo:country="DK" officeooo:rsid="0027f211" officeooo:paragraph-rsid="0027f211" style:font-size-asian="12pt" style:font-size-complex="12pt"/>
    </style:style>
    <style:style style:name="P170" style:family="paragraph" style:parent-style-name="Preformatted_20_Text">
      <style:text-properties officeooo:paragraph-rsid="0027f211"/>
    </style:style>
    <style:style style:name="P171" style:family="paragraph" style:parent-style-name="Preformatted_20_Text">
      <style:text-properties style:font-name="Courier 10 Pitch" fo:font-size="12pt" fo:language="da" fo:country="DK" officeooo:rsid="0029bca7" officeooo:paragraph-rsid="0027f211" style:font-size-asian="12pt" style:font-size-complex="12pt"/>
    </style:style>
    <style:style style:name="P172" style:family="paragraph" style:parent-style-name="Preformatted_20_Text">
      <style:text-properties style:font-name="Courier 10 Pitch" fo:font-size="12pt" fo:language="da" fo:country="DK" officeooo:rsid="002b57f0" officeooo:paragraph-rsid="0027f211" style:font-size-asian="12pt" style:font-size-complex="12pt"/>
    </style:style>
    <style:style style:name="P173" style:family="paragraph" style:parent-style-name="kommandoer_20_og_20_kildetekster">
      <style:text-properties style:font-name="Courier" fo:font-size="14pt" fo:language="da" fo:country="DK" officeooo:paragraph-rsid="002dc9c8" style:font-size-asian="14pt" style:font-size-complex="14pt"/>
    </style:style>
    <style:style style:name="P174" style:family="paragraph" style:parent-style-name="kommandoer_20_og_20_kildetekster" style:master-page-name="">
      <loext:graphic-properties draw:fill="none"/>
      <style:paragraph-properties fo:margin-left="0in" fo:margin-right="-0.3154in" fo:margin-top="0in" fo:margin-bottom="0.0319in" loext:contextual-spacing="false" fo:text-indent="0in" style:auto-text-indent="false" style:page-number="auto" fo:background-color="transparent">
        <style:tab-stops>
          <style:tab-stop style:position="6.202in" style:type="right"/>
        </style:tab-stops>
      </style:paragraph-properties>
      <style:text-properties style:font-name="Courier 10 Pitch" fo:font-size="12pt" fo:language="da" fo:country="DK" fo:font-weight="normal" officeooo:paragraph-rsid="0020e447" style:font-size-asian="12pt" style:font-weight-asian="normal" style:font-size-complex="12pt" style:font-weight-complex="normal"/>
    </style:style>
    <style:style style:name="P17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76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0pt" officeooo:paragraph-rsid="001a9bfb" style:font-size-asian="20pt" style:font-size-complex="20pt"/>
    </style:style>
    <style:style style:name="P177" style:family="paragraph" style:parent-style-name="Heading_20_3">
      <style:text-properties officeooo:paragraph-rsid="00164ed6"/>
    </style:style>
    <style:style style:name="P178" style:family="paragraph" style:parent-style-name="Standard">
      <style:text-properties style:font-name="Courier" fo:font-size="14pt" officeooo:rsid="003a7d11" officeooo:paragraph-rsid="00164ed6" style:font-size-asian="12.25pt" style:font-size-complex="14pt"/>
    </style:style>
    <style:style style:name="P179" style:family="paragraph" style:parent-style-name="Standard">
      <style:text-properties style:font-name="Courier" fo:font-size="14pt" officeooo:rsid="007a522e" officeooo:paragraph-rsid="007a522e" style:font-size-asian="12.25pt" style:font-size-complex="14pt"/>
    </style:style>
    <style:style style:name="T1" style:family="text">
      <style:text-properties fo:language="da" fo:country="DK"/>
    </style:style>
    <style:style style:name="T2" style:family="text">
      <style:text-properties fo:language="da" fo:country="DK" officeooo:rsid="005bdf4a"/>
    </style:style>
    <style:style style:name="T3" style:family="text">
      <style:text-properties fo:language="da" fo:country="DK" officeooo:rsid="001cd591"/>
    </style:style>
    <style:style style:name="T4" style:family="text">
      <style:text-properties fo:language="da" fo:country="DK" officeooo:rsid="00203ac9"/>
    </style:style>
    <style:style style:name="T5" style:family="text">
      <style:text-properties fo:language="da" fo:country="DK" officeooo:rsid="0024816e"/>
    </style:style>
    <style:style style:name="T6" style:family="text">
      <style:text-properties fo:language="da" fo:country="DK" officeooo:rsid="00291865"/>
    </style:style>
    <style:style style:name="T7" style:family="text">
      <style:text-properties fo:language="da" fo:country="DK" style:text-underline-style="solid" style:text-underline-width="auto" style:text-underline-color="font-color"/>
    </style:style>
    <style:style style:name="T8" style:family="text">
      <style:text-properties fo:language="da" fo:country="DK" fo:font-weight="bold" style:font-weight-asian="bold" style:font-weight-complex="bold"/>
    </style:style>
    <style:style style:name="T9" style:family="text">
      <style:text-properties fo:language="da" fo:country="DK" fo:font-weight="bold" officeooo:rsid="00291865" style:font-weight-asian="bold" style:font-weight-complex="bold"/>
    </style:style>
    <style:style style:name="T10" style:family="text">
      <style:text-properties fo:language="da" fo:country="DK" fo:font-weight="bold" officeooo:rsid="00320de7" style:font-weight-asian="bold" style:font-weight-complex="bold"/>
    </style:style>
    <style:style style:name="T11" style:family="text">
      <style:text-properties fo:language="da" fo:country="DK" officeooo:rsid="0027f211"/>
    </style:style>
    <style:style style:name="T12" style:family="text">
      <style:text-properties fo:language="da" fo:country="DK" officeooo:rsid="00311f77"/>
    </style:style>
    <style:style style:name="T13" style:family="text">
      <style:text-properties fo:language="da" fo:country="DK" officeooo:rsid="00352e85"/>
    </style:style>
    <style:style style:name="T14" style:family="text">
      <style:text-properties fo:language="da" fo:country="DK" officeooo:rsid="00380245"/>
    </style:style>
    <style:style style:name="T15" style:family="text">
      <style:text-properties fo:language="da" fo:country="DK" officeooo:rsid="00526950"/>
    </style:style>
    <style:style style:name="T16" style:family="text">
      <style:text-properties fo:language="da" fo:country="DK" officeooo:rsid="0053f85c"/>
    </style:style>
    <style:style style:name="T17" style:family="text">
      <style:text-properties fo:language="da" fo:country="DK" officeooo:rsid="0057bbab"/>
    </style:style>
    <style:style style:name="T18" style:family="text">
      <style:text-properties officeooo:rsid="005bdf4a"/>
    </style:style>
    <style:style style:name="T19" style:family="text">
      <style:text-properties officeooo:rsid="005cf56c"/>
    </style:style>
    <style:style style:name="T20" style:family="text">
      <style:text-properties officeooo:rsid="00327c20"/>
    </style:style>
    <style:style style:name="T21" style:family="text">
      <style:text-properties officeooo:rsid="005d70ca"/>
    </style:style>
    <style:style style:name="T22" style:family="text">
      <style:text-properties officeooo:rsid="005bd19e"/>
    </style:style>
    <style:style style:name="T23" style:family="text">
      <style:text-properties officeooo:rsid="005d75c5"/>
    </style:style>
    <style:style style:name="T24" style:family="text">
      <style:text-properties style:font-name="Tahoma"/>
    </style:style>
    <style:style style:name="T25" style:family="text">
      <style:text-properties style:font-name="Tahoma" officeooo:rsid="003ef3a3"/>
    </style:style>
    <style:style style:name="T26" style:family="text">
      <style:text-properties style:font-name="Tahoma" officeooo:rsid="005514ad"/>
    </style:style>
    <style:style style:name="T27" style:family="text">
      <style:text-properties style:font-name="Courier"/>
    </style:style>
    <style:style style:name="T28" style:family="text">
      <style:text-properties style:font-name="Courier" fo:font-size="14pt" fo:language="da" fo:country="DK" fo:font-weight="normal" officeooo:rsid="00311f77" style:font-size-asian="14pt" style:font-weight-asian="normal" style:font-size-complex="14pt" style:font-weight-complex="normal"/>
    </style:style>
    <style:style style:name="T29" style:family="text">
      <style:text-properties style:font-name="Courier" fo:font-size="14pt" officeooo:rsid="00642acc" style:font-size-asian="12.25pt" style:font-size-complex="14pt"/>
    </style:style>
    <style:style style:name="T30" style:family="text">
      <style:text-properties style:font-name="Courier" officeooo:rsid="005ff426"/>
    </style:style>
    <style:style style:name="T31" style:family="text">
      <style:text-properties officeooo:rsid="004b3d8d"/>
    </style:style>
    <style:style style:name="T32" style:family="text">
      <style:text-properties officeooo:rsid="005eebe9"/>
    </style:style>
    <style:style style:name="T33" style:family="text">
      <style:text-properties officeooo:rsid="004e967c"/>
    </style:style>
    <style:style style:name="T34" style:family="text">
      <style:text-properties officeooo:rsid="00183714"/>
    </style:style>
    <style:style style:name="T35" style:family="text">
      <style:text-properties officeooo:rsid="0019a6cf"/>
    </style:style>
    <style:style style:name="T36" style:family="text">
      <style:text-properties officeooo:rsid="001e316b"/>
    </style:style>
    <style:style style:name="T37" style:family="text">
      <style:text-properties fo:language="en" fo:country="GB"/>
    </style:style>
    <style:style style:name="T38" style:family="text">
      <style:text-properties fo:language="en" fo:country="GB" officeooo:rsid="0020e447" style:font-name-complex="Courier New"/>
    </style:style>
    <style:style style:name="T39" style:family="text">
      <style:text-properties fo:language="en" fo:country="GB" officeooo:rsid="00211e1f" style:font-name-complex="Courier New"/>
    </style:style>
    <style:style style:name="T40" style:family="text">
      <style:text-properties fo:language="en" fo:country="GB" officeooo:rsid="0020e447"/>
    </style:style>
    <style:style style:name="T41" style:family="text">
      <style:text-properties fo:language="en" fo:country="GB" officeooo:rsid="00211e1f"/>
    </style:style>
    <style:style style:name="T42" style:family="text">
      <style:text-properties fo:language="en" fo:country="GB" officeooo:rsid="0023b9bb"/>
    </style:style>
    <style:style style:name="T43" style:family="text">
      <style:text-properties officeooo:rsid="0020e447"/>
    </style:style>
    <style:style style:name="T44" style:family="text">
      <style:text-properties style:font-name="Courier 10 Pitch"/>
    </style:style>
    <style:style style:name="T45" style:family="text">
      <style:text-properties style:font-name="Courier 10 Pitch" fo:font-size="12pt" fo:language="da" fo:country="DK" officeooo:rsid="002b57f0" style:font-size-asian="12pt" style:font-size-complex="12pt"/>
    </style:style>
    <style:style style:name="T46" style:family="text">
      <style:text-properties style:font-name="Courier 10 Pitch" fo:font-size="12pt" fo:font-weight="normal" officeooo:rsid="002b57f0" style:font-size-asian="12pt" style:font-weight-asian="normal" style:font-size-complex="12pt" style:font-weight-complex="normal"/>
    </style:style>
    <style:style style:name="T47" style:family="text">
      <style:text-properties style:font-name="Courier 10 Pitch" fo:language="da" fo:country="DK"/>
    </style:style>
    <style:style style:name="T48" style:family="text">
      <style:text-properties style:font-name="Courier 10 Pitch" fo:language="da" fo:country="DK" officeooo:rsid="0029bca7"/>
    </style:style>
    <style:style style:name="T49" style:family="text">
      <style:text-properties style:font-name="Courier 10 Pitch" fo:language="da" fo:country="DK" fo:font-weight="bold" officeooo:rsid="00352e85" style:font-weight-asian="bold" style:font-weight-complex="bold"/>
    </style:style>
    <style:style style:name="T50" style:family="text">
      <style:text-properties style:font-name="Courier 10 Pitch" fo:language="da" fo:country="DK" fo:font-weight="normal" officeooo:rsid="00352e85" style:font-weight-asian="normal" style:font-weight-complex="normal"/>
    </style:style>
    <style:style style:name="T51" style:family="text">
      <style:text-properties style:font-name="Courier 10 Pitch" fo:language="da" fo:country="DK" officeooo:rsid="003398e8"/>
    </style:style>
    <style:style style:name="T52" style:family="text">
      <style:text-properties style:font-name="Courier 10 Pitch" officeooo:rsid="0029bca7"/>
    </style:style>
    <style:style style:name="T53" style:family="text">
      <style:text-properties style:font-name="Courier 10 Pitch" officeooo:rsid="002b57f0"/>
    </style:style>
    <style:style style:name="T54" style:family="text">
      <style:text-properties style:font-name="Courier 10 Pitch" officeooo:rsid="003398e8"/>
    </style:style>
    <style:style style:name="T55" style:family="text">
      <style:text-properties style:font-name="Courier 10 Pitch" fo:font-size="14pt" fo:language="da" fo:country="DK" fo:font-weight="normal" officeooo:rsid="003398e8" style:font-size-asian="14pt" style:font-weight-asian="normal" style:font-size-complex="14pt" style:font-weight-complex="normal"/>
    </style:style>
    <style:style style:name="T56" style:family="text">
      <style:text-properties style:font-name="Courier 10 Pitch" fo:font-size="14pt" fo:language="da" fo:country="DK" fo:font-weight="bold" officeooo:rsid="003398e8" style:font-size-asian="14pt" style:font-weight-asian="bold" style:font-size-complex="14pt" style:font-weight-complex="bold"/>
    </style:style>
    <style:style style:name="T57" style:family="text">
      <style:text-properties style:font-name="Courier 10 Pitch" fo:font-weight="bold" style:font-weight-asian="bold" style:font-weight-complex="bold"/>
    </style:style>
    <style:style style:name="T58" style:family="text">
      <style:text-properties style:font-name="Courier 10 Pitch" fo:font-weight="bold" officeooo:rsid="00352e85" style:font-weight-asian="bold" style:font-weight-complex="bold"/>
    </style:style>
    <style:style style:name="T59" style:family="text">
      <style:text-properties officeooo:rsid="00211e1f"/>
    </style:style>
    <style:style style:name="T60" style:family="text">
      <style:text-properties officeooo:rsid="00228720"/>
    </style:style>
    <style:style style:name="T61" style:family="text">
      <style:text-properties officeooo:rsid="0023b9bb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23b9bb" style:font-weight-asian="bold" style:font-weight-complex="bold"/>
    </style:style>
    <style:style style:name="T64" style:family="text">
      <style:text-properties fo:font-weight="bold" officeooo:rsid="003aca93" style:font-weight-asian="bold" style:font-weight-complex="bold"/>
    </style:style>
    <style:style style:name="T65" style:family="text">
      <style:text-properties officeooo:rsid="002494b7"/>
    </style:style>
    <style:style style:name="T66" style:family="text">
      <style:text-properties officeooo:rsid="0025d36a"/>
    </style:style>
    <style:style style:name="T67" style:family="text">
      <style:text-properties style:font-name="Arial" fo:font-size="14pt" fo:language="da" fo:country="DK" style:font-size-asian="14pt" style:font-size-complex="14pt"/>
    </style:style>
    <style:style style:name="T68" style:family="text">
      <style:text-properties style:font-name="Arial" fo:font-size="14pt" fo:language="da" fo:country="DK" fo:font-weight="normal" officeooo:rsid="00311f77" style:font-size-asian="14pt" style:font-weight-asian="normal" style:font-size-complex="14pt" style:font-weight-complex="normal"/>
    </style:style>
    <style:style style:name="T69" style:family="text">
      <style:text-properties style:font-name="Arial" fo:font-size="14pt" fo:language="da" fo:country="DK" fo:font-weight="bold" officeooo:rsid="00311f77" style:font-size-asian="14pt" style:font-weight-asian="bold" style:font-size-complex="14pt" style:font-weight-complex="bold"/>
    </style:style>
    <style:style style:name="T70" style:family="text">
      <style:text-properties style:font-name="Arial" fo:font-size="14pt" style:font-size-asian="14pt" style:font-size-complex="14pt"/>
    </style:style>
    <style:style style:name="T71" style:family="text">
      <style:text-properties style:font-name="Arial" fo:font-size="14pt" officeooo:rsid="003656d3" style:font-size-asian="12.25pt" style:font-size-complex="14pt"/>
    </style:style>
    <style:style style:name="T72" style:family="text">
      <style:text-properties style:font-name="Arial" fo:font-size="14pt" officeooo:rsid="00851285" style:font-size-asian="12.25pt" style:font-size-complex="14pt"/>
    </style:style>
    <style:style style:name="T73" style:family="text">
      <style:text-properties style:font-name="Arial" fo:font-size="14pt" officeooo:rsid="006af34a" style:font-size-asian="12.25pt" style:font-size-complex="14pt"/>
    </style:style>
    <style:style style:name="T74" style:family="text">
      <style:text-properties style:font-name="Arial" fo:font-size="14pt" officeooo:rsid="006c7d6a" style:font-size-asian="12.25pt" style:font-size-complex="14pt"/>
    </style:style>
    <style:style style:name="T75" style:family="text">
      <style:text-properties style:font-name="Arial" fo:font-size="14pt" officeooo:rsid="006d118f" style:font-size-asian="12.25pt" style:font-size-complex="14pt"/>
    </style:style>
    <style:style style:name="T76" style:family="text">
      <style:text-properties style:font-name="Arial" fo:font-size="14pt" officeooo:rsid="006d5de5" style:font-size-asian="12.25pt" style:font-size-complex="14pt"/>
    </style:style>
    <style:style style:name="T77" style:family="text">
      <style:text-properties style:font-name="Arial" fo:language="da" fo:country="DK"/>
    </style:style>
    <style:style style:name="T78" style:family="text">
      <style:text-properties style:font-name="Arial" fo:language="da" fo:country="DK" fo:font-weight="normal" officeooo:rsid="00352e85" style:font-weight-asian="normal" style:font-weight-complex="normal"/>
    </style:style>
    <style:style style:name="T79" style:family="text">
      <style:text-properties officeooo:rsid="006930a8"/>
    </style:style>
    <style:style style:name="T80" style:family="text">
      <style:text-properties fo:font-size="14pt" style:font-size-asian="14pt" style:font-size-complex="14pt"/>
    </style:style>
    <style:style style:name="T81" style:family="text">
      <style:text-properties style:font-name="Liberation Sans" fo:language="da" fo:country="DK" officeooo:rsid="00291865"/>
    </style:style>
    <style:style style:name="T82" style:family="text">
      <style:text-properties style:font-name="Liberation Sans" fo:language="da" fo:country="DK" fo:font-weight="bold" officeooo:rsid="00291865" style:font-weight-asian="bold" style:font-weight-complex="bold"/>
    </style:style>
    <style:style style:name="T83" style:family="text">
      <style:text-properties officeooo:rsid="003398e8"/>
    </style:style>
    <style:style style:name="T84" style:family="text">
      <style:text-properties officeooo:rsid="00287fa3"/>
    </style:style>
    <style:style style:name="T85" style:family="text">
      <style:text-properties officeooo:rsid="0071d07c"/>
    </style:style>
    <style:style style:name="T86" style:family="text">
      <style:text-properties officeooo:rsid="0072da44"/>
    </style:style>
    <style:style style:name="T87" style:family="text">
      <style:text-properties officeooo:rsid="003d5721"/>
    </style:style>
    <style:style style:name="T88" style:family="text">
      <style:text-properties style:font-name="Arial1" fo:language="da" fo:country="DK"/>
    </style:style>
    <style:style style:name="T89" style:family="text">
      <style:text-properties officeooo:rsid="004851e4"/>
    </style:style>
    <style:style style:name="T90" style:family="text">
      <style:text-properties officeooo:rsid="004e415c"/>
    </style:style>
    <style:style style:name="T91" style:family="text">
      <style:text-properties officeooo:rsid="00516b0b"/>
    </style:style>
    <style:style style:name="T92" style:family="text">
      <style:text-properties officeooo:rsid="0057b482"/>
    </style:style>
    <style:style style:name="T93" style:family="text">
      <style:text-properties officeooo:rsid="005c3c62"/>
    </style:style>
    <style:style style:name="T94" style:family="text">
      <style:text-properties officeooo:rsid="005f82b2"/>
    </style:style>
    <style:style style:name="T95" style:family="text">
      <style:text-properties officeooo:rsid="005fb7de"/>
    </style:style>
    <style:style style:name="T96" style:family="text">
      <style:text-properties officeooo:rsid="0060bcc9"/>
    </style:style>
    <style:style style:name="T97" style:family="text">
      <style:text-properties officeooo:rsid="0060e517"/>
    </style:style>
    <style:style style:name="T98" style:family="text">
      <style:text-properties officeooo:rsid="006286c8"/>
    </style:style>
    <style:style style:name="T99" style:family="text">
      <style:text-properties officeooo:rsid="00639b6e"/>
    </style:style>
    <style:style style:name="T100" style:family="text">
      <style:text-properties officeooo:rsid="00642f07"/>
    </style:style>
    <style:style style:name="T101" style:family="text">
      <style:text-properties officeooo:rsid="0086765c"/>
    </style:style>
    <style:style style:name="T102" style:family="text">
      <style:text-properties officeooo:rsid="00851285"/>
    </style:style>
    <style:style style:name="T103" style:family="text">
      <style:text-properties officeooo:rsid="006dfb49"/>
    </style:style>
    <style:style style:name="T104" style:family="text">
      <style:text-properties fo:font-weight="normal" style:font-weight-asian="normal" style:font-weight-complex="normal"/>
    </style:style>
    <style:style style:name="T105" style:family="text">
      <style:text-properties officeooo:rsid="003a7d11"/>
    </style:style>
    <style:style style:name="T106" style:family="text">
      <style:text-properties officeooo:rsid="007ac266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6"><text:bookmark-start text:name="_Toc377732347"/>Kursus <text:bookmark-end text:name="_Toc377732347"/><text:span text:style-name="T36">LX-100 / SU-100</text:span></text:p>
      <text:p text:style-name="P126"/>
      <text:p text:style-name="P126"/>
      <text:p text:style-name="P126"/>
      <text:p text:style-name="P126"/>
      <text:p text:style-name="P126"/>
      <text:p text:style-name="P125"><text:bookmark-start text:name="__RefHeading___Toc29013_206775681"/>Linux / <text:span text:style-name="T36">UNIX</text:span> <text:line-break/>Grundkursus<text:bookmark-end text:name="__RefHeading___Toc29013_206775681"/></text:p>
      <text:p text:style-name="P2">Løsningsforslag</text:p>
      <text:p text:style-name="P1"/>
      <text:p text:style-name="P31"/>
      <text:table-of-content text:style-name="Sect1" text:protected="true" text:name="Table of Contents1">
        <text:table-of-content-source text:outline-level="2">
          <text:index-title-template text:style-name="Contents_20_Heading">Indholdsfortegnels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holdsfortegnelse</text:p>
          </text:index-title>
          <text:p text:style-name="P175"><text:a xlink:type="simple" xlink:href="#__RefHeading___Toc4648_916305933" text:style-name="Index_20_Link" text:visited-style-name="Index_20_Link">Modul 3 - Løsningsforslag - Filosofi og Syntaks<text:tab/>2</text:a></text:p>
          <text:p text:style-name="P175"><text:a xlink:type="simple" xlink:href="#__RefHeading___Toc4660_916305933" text:style-name="Index_20_Link" text:visited-style-name="Index_20_Link">Modul 4 - Løsningsforslag – Dokumentation og hjælp<text:tab/>4</text:a></text:p>
          <text:p text:style-name="P175"><text:a xlink:type="simple" xlink:href="#__RefHeading___Toc5171_1620131701" text:style-name="Index_20_Link" text:visited-style-name="Index_20_Link">Modul 5 - Løsningsforslag - VI editoren<text:tab/>6</text:a></text:p>
          <text:p text:style-name="P175"><text:a xlink:type="simple" xlink:href="#__RefHeading___Toc4676_916305933" text:style-name="Index_20_Link" text:visited-style-name="Index_20_Link">Modul 6 - Løsningsforslag - Filtræet<text:tab/>11</text:a></text:p>
          <text:p text:style-name="P175"><text:a xlink:type="simple" xlink:href="#__RefHeading___Toc4382_262311926" text:style-name="Index_20_Link" text:visited-style-name="Index_20_Link">Modul 7 – Løsningsforslag – Data og filer<text:tab/>14</text:a></text:p>
          <text:p text:style-name="P175"><text:a xlink:type="simple" xlink:href="#__RefHeading___Toc5541_704041464" text:style-name="Index_20_Link" text:visited-style-name="Index_20_Link">Modul 8 - Løsningsforslag - Håndtering af printere<text:tab/>18</text:a></text:p>
          <text:p text:style-name="P175"><text:a xlink:type="simple" xlink:href="#__RefHeading___Toc4384_262311926" text:style-name="Index_20_Link" text:visited-style-name="Index_20_Link">Modul 9 – Løsningsforslag - Processer<text:tab/>19</text:a></text:p>
          <text:p text:style-name="P175"><text:a xlink:type="simple" xlink:href="#__RefHeading___Toc4386_262311926" text:style-name="Index_20_Link" text:visited-style-name="Index_20_Link">Modul 10 – Løsningsforslag – Shellen og dens funktion<text:tab/>21</text:a></text:p>
          <text:p text:style-name="P175"><text:a xlink:type="simple" xlink:href="#__RefHeading___Toc5548_1542320702" text:style-name="Index_20_Link" text:visited-style-name="Index_20_Link">Modul 11 – Løsningsforslag - Tidsafhængig jobstart<text:tab/>23</text:a></text:p>
          <text:p text:style-name="P175"><text:a xlink:type="simple" xlink:href="#__RefHeading___Toc5550_1542320702" text:style-name="Index_20_Link" text:visited-style-name="Index_20_Link">Modul 12 – Løsningsforslag - Brugere<text:tab/>24</text:a></text:p>
          <text:p text:style-name="P175"><text:a xlink:type="simple" xlink:href="#__RefHeading___Toc4388_262311926" text:style-name="Index_20_Link" text:visited-style-name="Index_20_Link">Modul 13 – Løsningsforslag - Filrettigheder<text:tab/>25</text:a></text:p>
          <text:p text:style-name="P175"><text:a xlink:type="simple" xlink:href="#__RefHeading___Toc4390_262311926" text:style-name="Index_20_Link" text:visited-style-name="Index_20_Link">Modul 14 - Løsningsforslag – Kopiering og komprimering<text:tab/>27</text:a></text:p>
          <text:p text:style-name="P175"><text:a xlink:type="simple" xlink:href="#__RefHeading___Toc5779_1824919844" text:style-name="Index_20_Link" text:visited-style-name="Index_20_Link">Modul 14 - Løsningsforslag – lokalnet m.m.<text:tab/>28</text:a></text:p>
        </text:index-body>
      </text:table-of-content>
      <text:p text:style-name="P31"/>
      <text:p text:style-name="P143"/>
      <text:h text:style-name="P88" text:outline-level="2"><text:bookmark-start text:name="__RefHeading___Toc4648_916305933"/>Modul 3 <text:s/>- Løsningsforslag - <text:span text:style-name="T77">Filosofi og Syntaks</text:span><text:bookmark-end text:name="__RefHeading___Toc4648_916305933"/></text:h>
      <text:p text:style-name="P65"/>
      <text:p text:style-name="P65"/>
      <text:h text:style-name="Heading_20_3" text:outline-level="3"><text:bookmark-start text:name="__RefHeading___Toc4650_916305933"/>Øvelse 3.1. c<text:bookmark-end text:name="__RefHeading___Toc4650_916305933"/></text:h>
      <text:p text:style-name="P32"><text:span text:style-name="T4">(</text:span><text:span text:style-name="T1">Sammenlign følgende kommandoer.</text:span><text:span text:style-name="T4">)</text:span><text:span text:style-name="T1"> </text:span></text:p>
      <text:p text:style-name="P34">$ ls –l lark <text:s/></text:p>
      <text:p text:style-name="P34"><text:tab/>= normal listevisning med oprettelsetidspunkt for filen</text:p>
      <text:p text:style-name="P34">$ ls –lc lark <text:s/></text:p>
      <text:p text:style-name="P34"><text:tab/>= Tidspunkt for sidste ændring af fil status information</text:p>
      <text:p text:style-name="P34">$ ls –lu lark </text:p>
      <text:p text:style-name="P34"><text:tab/>= viser det seneste filen har været tilgået</text:p>
      <text:p text:style-name="P65"/>
      <text:h text:style-name="Heading_20_3" text:outline-level="3"><text:bookmark-start text:name="__RefHeading___Toc4652_916305933"/>Øvelse 3. 1. d<text:bookmark-end text:name="__RefHeading___Toc4652_916305933"/></text:h>
      <text:p text:style-name="P32"><text:span text:style-name="T4">(</text:span><text:span text:style-name="T1">Hvad er forskellen på følgende kommandoer</text:span><text:span text:style-name="T4">)</text:span></text:p>
      <text:p text:style-name="P34">$ ls <text:s text:c="5"/>(normal listevisning)</text:p>
      <text:p text:style-name="P34">$ ls –m <text:s text:c="2"/>(kommasepareret listevisning)</text:p>
      <text:p text:style-name="P34">$ ls –x <text:s text:c="2"/>(listen vises i rækker i stedet for kolonner)</text:p>
      <text:p text:style-name="P34">$ ls –R<text:tab/> (listes rekursivt - man lister altså også indholdet af underkataloger)</text:p>
      <text:p text:style-name="P34">$ ls -F <text:s text:c="2"/>(Tilføjer tegn alt efter filtype ​​* / =&gt; @ |)</text:p>
      <text:p text:style-name="P34"/>
      <text:p text:style-name="P118"/>
      <text:p text:style-name="P118"/>
      <text:h text:style-name="Heading_20_3" text:outline-level="3"><text:bookmark-start text:name="__RefHeading___Toc4654_916305933"/><text:span text:style-name="T1">Øvelse </text:span><text:span text:style-name="T2">3.</text:span><text:span text:style-name="T1">2. </text:span><text:span text:style-name="T5">a</text:span><text:bookmark-end text:name="__RefHeading___Toc4654_916305933"/></text:h>
      <text:p text:style-name="P118">$ cat dyr <text:s text:c="16"/><text:span text:style-name="T43">(viser indholdet af filen dyr)</text:span></text:p>
      <text:p text:style-name="P117">$ cat gurues <text:s text:c="13"/><text:span text:style-name="T43">(viser indholdet af filen gurues)</text:span></text:p>
      <text:p text:style-name="P119">$ cat dyr gurues <text:s text:c="9"/><text:span text:style-name="T38">(viser indholdet af filen dyr og gurues)</text:span></text:p>
      <text:p text:style-name="P121">$ cat gurues dyr <text:s text:c="9"/><text:span text:style-name="T38">(viser indholdet af filen </text:span><text:span text:style-name="T39">gurues</text:span><text:span text:style-name="T38"> og </text:span><text:span text:style-name="T39">dyr</text:span><text:span text:style-name="T38">)</text:span></text:p>
      <text:p text:style-name="P174">$ cat gurues dyr &gt; fil4 <text:s text:c="2"/><text:span text:style-name="T59">(læser indholdet af gurues og dyr ind i fil4)</text:span></text:p>
      <text:p text:style-name="P119">$ ls -l gurues dyr fil4 <text:s text:c="2"/><text:span text:style-name="T59">(lister de 3 filer)</text:span></text:p>
      <text:p text:style-name="P121">$ cat fil4 <text:s text:c="15"/><text:span text:style-name="T40">(viser indholdet af filen </text:span><text:span text:style-name="T41">fil4</text:span><text:span text:style-name="T40">)</text:span></text:p>
      <text:p text:style-name="P119"/>
      <text:p text:style-name="P119">$ ls dyr gurues</text:p>
      <text:p text:style-name="P119">$ ls gurues dyr <text:s text:c="10"/><text:span text:style-name="T60">(Læg mærke rækkefølgen ikke ændres)</text:span></text:p>
      <text:p text:style-name="P119"/>
      <text:p text:style-name="P122">$ echo <text:span text:style-name="T37">dyr</text:span> gurues <text:s text:c="9"/><text:tab/></text:p>
      <text:p text:style-name="P123">$ echo gurues<text:span text:style-name="T37"> dyr <text:s text:c="7"/></text:span><text:span text:style-name="T42">(echo udskriver den efterfølgende tekst, <text:s text:c="18"/><text:tab/>det er her et tilfælde det er filnavne)</text:span></text:p>
      <text:p text:style-name="P122"/>
      <text:p text:style-name="P120"><text:soft-page-break/><text:span text:style-name="T1">$ cat <text:s text:c="18"/></text:span><text:span text:style-name="T61">(Udfører </text:span><text:span text:style-name="T63">cat</text:span><text:span text:style-name="T61"> kommandoen med det input du <text:s text:c="3"/><text:tab/>taster efter hver gang du trykker på <text:tab/>RETUR <text:tab/>– afslut med CTRL + C )</text:span></text:p>
      <text:h text:style-name="Heading_20_3" text:outline-level="3"><text:bookmark-start text:name="__RefHeading___Toc4656_916305933"/><text:span text:style-name="T1">Øvelse </text:span><text:span text:style-name="T2">3.</text:span><text:span text:style-name="T1">2. </text:span><text:span text:style-name="T5">b</text:span><text:bookmark-end text:name="__RefHeading___Toc4656_916305933"/></text:h>
      <text:p text:style-name="P18"><text:span text:style-name="T65">(</text:span>Iagttag forskellene mellem:<text:span text:style-name="T65">)</text:span></text:p>
      <text:p text:style-name="P147">$ cat dyr1</text:p>
      <text:p text:style-name="P147">$ cat –v dyr1 <text:s text:c="5"/><text:span text:style-name="T65">(viser ”ikke standard” tegn med ^ og M- notation)</text:span></text:p>
      <text:p text:style-name="P148">$ cat –vt dyr1 <text:s text:c="4"/><text:span text:style-name="T66">(som ovenfor blot med notationer fo linieskift og <text:s text:c="2"/><text:tab/> <text:s/>tabluring )</text:span></text:p>
      <text:p text:style-name="P148"/>
      <text:h text:style-name="Heading_20_3" text:outline-level="3"><text:bookmark-start text:name="__RefHeading___Toc4658_916305933"/>Øvelse <text:span text:style-name="T18">3.</text:span>4. <text:span text:style-name="T79">b</text:span><text:bookmark-end text:name="__RefHeading___Toc4658_916305933"/></text:h>
      <text:p text:style-name="P168"><text:span text:style-name="T67"><text:line-break/>Hvor findes </text:span><text:span text:style-name="kommandoer_20_og_20_kildetekster_20_Char"><text:span text:style-name="T70">date</text:span></text:span><text:span text:style-name="T67">-kommandoen (dvs. filen/programmet)?</text:span></text:p>
      <text:p text:style-name="P144"><text:span text:style-name="T70">Hvad laver </text:span><text:span text:style-name="kommandoer_20_og_20_kildetekster_20_Char"><text:span text:style-name="T70">date</text:span></text:span><text:span text:style-name="T70">-kommandoen?</text:span></text:p>
      <text:p text:style-name="P146"/>
      <text:p text:style-name="P145">$ whereis date</text:p>
      <text:p text:style-name="P145">$ whatis date</text:p>
      <text:p text:style-name="P145"/>
      <text:p text:style-name="P145"/>
      <text:h text:style-name="P81" text:outline-level="2"><text:bookmark-start text:name="__RefHeading___Toc4660_916305933"/><text:span text:style-name="T1">Modul </text:span><text:span text:style-name="T6">4</text:span><text:span text:style-name="T1"> <text:s/>- Løsningsforslag – </text:span><text:span text:style-name="T15">Dokumentation og hjælp</text:span><text:bookmark-end text:name="__RefHeading___Toc4660_916305933"/></text:h>
      <text:h text:style-name="Heading_20_3" text:outline-level="3"><text:bookmark-start text:name="__RefHeading___Toc4662_916305933"/><text:span text:style-name="T3"><text:line-break/></text:span>Øvelse 4.1. a<text:bookmark-end text:name="__RefHeading___Toc4662_916305933"/></text:h>
      <text:p text:style-name="P59"><text:span text:style-name="T1">Find nogle </text:span><text:span text:style-name="T7">ikke </text:span><text:span text:style-name="T1">gyldige flag til kommandoen ls </text:span><text:span text:style-name="T9"><text:s/>(brug man kommendoen)</text:span></text:p>
      <text:p text:style-name="P33"><text:span text:style-name="T1"><text:s/></text:span><text:span text:style-name="T6">$ ls -e</text:span></text:p>
      <text:p text:style-name="P35"><text:s/>$ ls -j</text:p>
      <text:p text:style-name="P35"><text:s/>$ ls -y</text:p>
      <text:p text:style-name="P66"/>
      <text:h text:style-name="Heading_20_3" text:outline-level="3"><text:bookmark-start text:name="__RefHeading___Toc4664_916305933"/>Øvelse 4.1. b<text:bookmark-end text:name="__RefHeading___Toc4664_916305933"/></text:h>
      <text:p text:style-name="P58"><text:span text:style-name="T1">Hvordan påvirker flaget –F kommandoen ls ? <text:s/></text:span><text:span text:style-name="T9">( brug man kommendoen)</text:span></text:p>
      <text:p text:style-name="P66"/>
      <text:p text:style-name="P57"><text:span text:style-name="T1"><text:tab/></text:span><text:span text:style-name="T47">Tilføjer tegn alt efter filtype ​​* / =&gt; @ | </text:span></text:p>
      <text:p text:style-name="P66"/>
      <text:p text:style-name="P59"><text:span text:style-name="T1">Hvad får man med: ls –lt </text:span><text:span text:style-name="T6"><text:s/></text:span><text:span text:style-name="T9">(brug man kommendoen)</text:span></text:p>
      <text:p text:style-name="P60"><text:tab/></text:p>
      <text:p text:style-name="P59"><text:span text:style-name="T6"><text:tab/></text:span><text:span text:style-name="T48">Udskriver lang liste og sorterer efter seneste ændringsdato <text:tab/>(nyeste først)</text:span></text:p>
      <text:p text:style-name="P66"><text:s/></text:p>
      <text:h text:style-name="Heading_20_3" text:outline-level="3"><text:bookmark-start text:name="__RefHeading___Toc4668_916305933"/>Øvelse 4.1. c<text:bookmark-end text:name="__RefHeading___Toc4668_916305933"/></text:h>
      <text:p text:style-name="P56"><text:span text:style-name="T1">Hvad bruges kommandoen find til? </text:span><text:span text:style-name="T81"><text:s/></text:span><text:span text:style-name="T82">(brug man kommendoen)</text:span></text:p>
      <text:p text:style-name="P66"/>
      <text:p text:style-name="P169"><text:bookmark text:name="tw-target-text"/><text:tab/><text:span text:style-name="T44">Grundlæggende finde kommandoer for at finde filer med navne <text:line-break/><text:tab/></text:span><text:span text:style-name="T52">(med flaget -name)</text:span></text:p>
      <text:p text:style-name="P171"/>
      <text:p text:style-name="P169"><text:span text:style-name="T52"><text:tab/>eller efter ejer (</text:span><text:span text:style-name="T53">med flaget -user</text:span><text:span text:style-name="T52">)</text:span></text:p>
      <text:p text:style-name="P171"/>
      <text:p text:style-name="P169"><text:span text:style-name="T52"><text:tab/></text:span><text:span text:style-name="T53">eller efter type (med laget -type) o.s.v.</text:span></text:p>
      <text:p text:style-name="P172"/>
      <text:p text:style-name="P170"><text:span text:style-name="T45"><text:tab/>Eks. På andre flag: </text:span><text:span text:style-name="Strong_20_Emphasis"><text:span text:style-name="T46">-mtime -size</text:span></text:span></text:p>
      <text:p text:style-name="P172"/>
      <text:h text:style-name="Heading_20_3" text:outline-level="3"><text:bookmark-start text:name="__RefHeading___Toc4670_916305933"/><text:span text:style-name="T1">Øvelse </text:span><text:span text:style-name="T2">4.</text:span><text:span text:style-name="T1">2. </text:span><text:span text:style-name="T5">a</text:span><text:bookmark-end text:name="__RefHeading___Toc4670_916305933"/></text:h>
      <text:p text:style-name="P62">Find nogle korte forklaringer til følgende kommandoer:</text:p>
      <text:p text:style-name="P75">cat find ls <text:span text:style-name="T11">nl</text:span></text:p>
      <text:p text:style-name="P77"><text:s text:c="4"/>$ man -f cat</text:p>
      <text:p text:style-name="P77"><text:s/>eller</text:p>
      <text:p text:style-name="P77"><text:s text:c="4"/>$ whatis cat</text:p>
      <text:h text:style-name="P132" text:outline-level="3"><text:bookmark-start text:name="__RefHeading___Toc4672_916305933"/><text:span text:style-name="T11"><text:line-break/>Øvelse </text:span><text:span text:style-name="T1">4. </text:span><text:span text:style-name="T11">3. a</text:span><text:bookmark-end text:name="__RefHeading___Toc4672_916305933"/></text:h>
      <text:p text:style-name="P78">Find de kommandoer, der har følgende nøgleord i deres korte beskrivelser:</text:p>
      <text:p text:style-name="P78">copy mail <text:s/>search</text:p>
      <text:p text:style-name="P76"><text:soft-page-break/><text:span text:style-name="T11">e</text:span><text:span text:style-name="T1">ks.</text:span></text:p>
      <text:p text:style-name="P76"><text:span text:style-name="T11"><text:s text:c="4"/></text:span><text:span text:style-name="T1">$ apropos copy </text:span></text:p>
      <text:p text:style-name="P79"><text:s/>eller</text:p>
      <text:p text:style-name="P79"><text:s text:c="4"/>$ man -k copy</text:p>
      <text:p text:style-name="P79"/>
      <text:h text:style-name="Heading_20_3" text:outline-level="3"><text:bookmark-start text:name="__RefHeading___Toc4674_916305933"/><text:span text:style-name="T11">Øvelse </text:span><text:span text:style-name="T1">4. </text:span><text:span text:style-name="T11">3. a</text:span><text:bookmark-end text:name="__RefHeading___Toc4674_916305933"/></text:h>
      <text:p text:style-name="P64">Afprøv disse tre hjælpekommandoer:</text:p>
      <text:p text:style-name="P173">man</text:p>
      <text:p text:style-name="P173">man –f</text:p>
      <text:p text:style-name="P173">xman &amp;</text:p>
      <text:p text:style-name="P64"/>
      <text:p text:style-name="P37">Afprøv det og læg <text:s/>bl.a. mærke vinduet der dukker op med xman kommandoen …<text:line-break/><text:line-break/></text:p>
      <text:h text:style-name="P81" text:outline-level="2"><text:bookmark-start text:name="__RefHeading___Toc5171_1620131701"/><text:span text:style-name="T1">Modul </text:span><text:span text:style-name="T12">5</text:span><text:span text:style-name="T1"> <text:s/>- Løsningsforslag<text:tab/>- </text:span><text:span text:style-name="T17">VI </text:span><text:span text:style-name="T15">editoren</text:span><text:bookmark-end text:name="__RefHeading___Toc5171_1620131701"/></text:h>
      <text:p text:style-name="P67"/>
      <text:p text:style-name="Text_20_body"><text:span text:style-name="T80">Se evt <text:s/></text:span><text:a xlink:type="simple" xlink:href="http://www.lagmonster.org/docs/vi.html" text:style-name="Internet_20_link" text:visited-style-name="Visited_20_Internet_20_Link"><text:span text:style-name="T80">http://www.lagmonster.org/docs/vi.html</text:span></text:a><text:span text:style-name="T80"> (Vi Cheat Sheet)</text:span></text:p>
      <text:h text:style-name="Heading_20_3" text:outline-level="3">Øvelse <text:span text:style-name="T83">5.</text:span>1. a</text:h>
      <text:p text:style-name="P63">Åbn dokumentet lark med kommandoen:</text:p>
      <text:p text:style-name="P63">vi lark</text:p>
      <text:p text:style-name="P68"/>
      <text:p text:style-name="P36">Flyt cursoren:</text:p>
      <text:p text:style-name="P38"><text:span text:style-name="T1">12 tegn ind på linjen: </text:span><text:span text:style-name="T8">12l</text:span></text:p>
      <text:p text:style-name="P38"><text:span text:style-name="T1">ned til 2. vers: </text:span><text:span text:style-name="T10">2</text:span><text:span text:style-name="T8">} <text:s/>(2 ALTGR+0 <text:s/>)</text:span><text:span text:style-name="T1"> </text:span></text:p>
      <text:p text:style-name="P38"><text:span text:style-name="T1">tilbage til starten af linjen: </text:span><text:span text:style-name="T8">0</text:span></text:p>
      <text:p text:style-name="P38"><text:span text:style-name="T1">til sidste linje i dokumentet: <text:s/></text:span><text:span text:style-name="T8">G</text:span></text:p>
      <text:p text:style-name="P38"><text:span text:style-name="T1">op til næstsidste vers: </text:span><text:span text:style-name="T8"><text:s/>2{ <text:s/>(2 ALTGR+7)</text:span></text:p>
      <text:p text:style-name="P38"><text:span text:style-name="T1">til linjeslut: </text:span><text:span text:style-name="T8">$ </text:span><text:span text:style-name="T10">(</text:span><text:span text:style-name="T8">ALTGR4)</text:span></text:p>
      <text:p text:style-name="P38"><text:span text:style-name="T1">3 ord baglæns: </text:span><text:span text:style-name="T8">3b</text:span></text:p>
      <text:p text:style-name="P38"><text:span text:style-name="T1">til linje 4: </text:span><text:span text:style-name="T8">4G</text:span></text:p>
      <text:p text:style-name="P38"><text:span text:style-name="T1">4 ord frem: </text:span><text:span text:style-name="T8">4w</text:span></text:p>
      <text:p text:style-name="P36"/>
      <text:p text:style-name="P36"/>
      <text:h text:style-name="Heading_20_3" text:outline-level="3"><text:bookmark-start text:name="__RefHeading___Toc5173_1620131701"/>Øvelse <text:span text:style-name="T18">5.</text:span>1. c<text:bookmark-end text:name="__RefHeading___Toc5173_1620131701"/></text:h>
      <text:p text:style-name="P22">Åbn filen txt</text:p>
      <text:p text:style-name="P22">Hvad sker, hvis du taster:</text:p>
      <text:p text:style-name="P14">34w <text:tab/><text:tab/><text:tab/><text:tab/><text:tab/> <text:span text:style-name="T54">(flytter cursor 34 ord fremad)</text:span></text:p>
      <text:p text:style-name="P14">3j<text:tab/><text:tab/><text:tab/><text:tab/><text:tab/> <text:span text:style-name="T54">(flyter cursor 3 linjer ned)</text:span><text:span text:style-name="T83"> </text:span></text:p>
      <text:p text:style-name="P22"><text:span text:style-name="T27">3</text:span> (efterfulgt af retur-tasten) <text:s/><text:span text:style-name="T44"><text:s/></text:span><text:span text:style-name="T54">(flyter cursor 3 linjer ned)</text:span></text:p>
      <text:p text:style-name="P14">5k<text:tab/><text:tab/><text:tab/><text:tab/><text:tab/> <text:span text:style-name="T54">(flytter cursor 5 linjer op)</text:span></text:p>
      <text:p text:style-name="P22"><text:span text:style-name="T27">100k</text:span> <text:tab/><text:tab/><text:tab/><text:span text:style-name="T54">(flytter cursor 100 linjer op/ el.til top)</text:span></text:p>
      <text:p text:style-name="P69"><text:span text:style-name="T28">6k</text:span><text:span text:style-name="T68"> </text:span><text:span text:style-name="T69"><text:tab/><text:tab/><text:tab/><text:tab/></text:span><text:span text:style-name="T55">(flytter cursor 6 linjer op)</text:span><text:span text:style-name="T56"> </text:span></text:p>
      <text:p text:style-name="P46"/>
      <text:h text:style-name="Heading_20_3" text:outline-level="3">Øvelse <text:span text:style-name="T18">5.</text:span>2. a</text:h>
      <text:p text:style-name="P27">Åbn påny dokumentet lark med kommandoen:</text:p>
      <text:p text:style-name="P15"><text:span text:style-name="T84">$ </text:span>vi lark</text:p>
      <text:p text:style-name="P23">Redigér, så der kun er én tom linje mellem versene. <text:span text:style-name="T57"><text:s text:c="2"/></text:span><text:span text:style-name="T58">(2dd)</text:span></text:p>
      <text:p text:style-name="P23"/>
      <text:p text:style-name="P27">Afslut vi uden at arkivere – tast følgende:</text:p>
      <text:p text:style-name="P23">”Esc”-tasten</text:p>
      <text:p text:style-name="P15">:q!</text:p>
      <text:p text:style-name="P23"/>
      <text:p text:style-name="P23"/>
      <text:h text:style-name="P133" text:outline-level="3"><text:soft-page-break/></text:h>
      <text:h text:style-name="P89" text:outline-level="3"><text:bookmark-start text:name="__RefHeading___Toc32781_206775681"/>Øvelse <text:span text:style-name="T18">5.</text:span>2. b<text:bookmark-end text:name="__RefHeading___Toc32781_206775681"/></text:h>
      <text:p text:style-name="P152">Åbn påny dokumentet lark</text:p>
      <text:p text:style-name="P149"/>
      <text:p text:style-name="P149">Gå til linje 29 (med de 3 punktummer i starten af linjen). <text:span text:style-name="T57"><text:s/></text:span><text:span text:style-name="T58">(29G)</text:span></text:p>
      <text:p text:style-name="P149"/>
      <text:p text:style-name="P155"><text:span text:style-name="T51">Fjern de 3 punktummer. <text:s/></text:span><text:span text:style-name="T49">(3x)</text:span></text:p>
      <text:p text:style-name="P162"/>
      <text:p text:style-name="P162"/>
      <text:h text:style-name="Heading_20_3" text:outline-level="3"><text:bookmark-start text:name="__RefHeading___Toc5175_1620131701"/>Øvelse <text:span text:style-name="T18">5.</text:span>3. a<text:bookmark-end text:name="__RefHeading___Toc5175_1620131701"/></text:h>
      <text:p text:style-name="P27">Åbn filen saturday</text:p>
      <text:p text:style-name="P150"><text:span text:style-name="T78">Kopier linje 1 og indsæt den igen efter linje 3</text:span><text:span text:style-name="T50"> </text:span></text:p>
      <text:p text:style-name="P163">yy 3 p</text:p>
      <text:p text:style-name="P163">u</text:p>
      <text:p text:style-name="P164"/>
      <text:h text:style-name="P133" text:outline-level="3"/>
      <text:h text:style-name="Heading_20_3" text:outline-level="3">Øvelse 5.4. a</text:h>
      <text:p text:style-name="P156">Åbn filen saturday</text:p>
      <text:p text:style-name="P156">På nederste linje mangler lidt oplysninger. Ret teksten, så den ser således ud:</text:p>
      <text:p text:style-name="P156">melodi: folkemelodi</text:p>
      <text:p text:style-name="P156">tekst: <text:s/>S. Grundtvig</text:p>
      <text:p text:style-name="P156"/>
      <text:p text:style-name="P159"><text:span text:style-name="T13">G </text:span><text:span text:style-name="T1">dd A </text:span></text:p>
      <text:p text:style-name="P165">melodi: folkemelodi</text:p>
      <text:p text:style-name="P165">tekst: <text:s/>S. Grundtvig</text:p>
      <text:p text:style-name="P159"><text:span text:style-name="T13">E</text:span><text:span text:style-name="T14">S</text:span><text:span text:style-name="T1">C</text:span></text:p>
      <text:p text:style-name="P157"/>
      <text:p text:style-name="P156">I filen lark skal du tilføje oplysningslinjer om henholdsvis melodi og tekst:</text:p>
      <text:p text:style-name="P156">Carl Nielsen (1924)</text:p>
      <text:p text:style-name="P156">Harald Bergstedt (1921)</text:p>
      <text:p text:style-name="P156"/>
      <text:p text:style-name="P159"><text:span text:style-name="T13">G </text:span><text:span text:style-name="T1">i</text:span></text:p>
      <text:p text:style-name="P165">Carl Nielsen (1924)</text:p>
      <text:p text:style-name="P165">Harald Bergstedt (1921)</text:p>
      <text:p text:style-name="P160"><text:span text:style-name="T13">E</text:span><text:span text:style-name="T1">SC</text:span></text:p>
      <text:p text:style-name="P166"/>
      <text:h text:style-name="P139" text:outline-level="2"/>
      <text:h text:style-name="P89" text:outline-level="3"><text:bookmark-start text:name="__RefHeading___Toc5177_1620131701"/>Øvelse <text:span text:style-name="T18">5.</text:span>5. a<text:bookmark-end text:name="__RefHeading___Toc5177_1620131701"/></text:h>
      <text:p text:style-name="P24"><text:span text:style-name="T62">I første linje af filen saturday</text:span> er der anvendt et ettal i stedet for et lille l.</text:p>
      <text:p text:style-name="P24">Ret det med r-kommandoen:</text:p>
      <text:p text:style-name="P39">3wrl</text:p>
      <text:p text:style-name="P24"/>
      <text:h text:style-name="Heading_20_3" text:outline-level="3"><text:bookmark-start text:name="__RefHeading___Toc32793_206775681"/>Øvelse <text:span text:style-name="T18">5.</text:span>5. b<text:bookmark-end text:name="__RefHeading___Toc32793_206775681"/></text:h>
      <text:p text:style-name="P24">Ret tilsvarende udråbstegnet til punktum</text:p>
      <text:p text:style-name="P39">$r.</text:p>
      <text:h text:style-name="Heading_20_3" text:outline-level="3"/>
      <text:h text:style-name="Heading_20_3" text:outline-level="3"><text:bookmark-start text:name="__RefHeading___Toc32795_206775681"/>Øvelse <text:span text:style-name="T18">5.</text:span>5. c<text:bookmark-end text:name="__RefHeading___Toc32795_206775681"/></text:h>
      <text:p text:style-name="P158">Ret alle andre steder kolon til mellemrum.</text:p>
      <text:p text:style-name="P158"/>
      <text:p text:style-name="P167">:%s/:/ /g</text:p>
      <text:p text:style-name="P167"/>
      <text:h text:style-name="Heading_20_3" text:outline-level="3"><text:bookmark-start text:name="__RefHeading___Toc5179_1620131701"/>Øvelse <text:span text:style-name="T18">5.</text:span>6. a<text:bookmark-end text:name="__RefHeading___Toc5179_1620131701"/></text:h>
      <text:p text:style-name="P28">Åbn filen lark</text:p>
      <text:p text:style-name="P25">Søg efter tekststrengen ”unge”.</text:p>
      <text:p text:style-name="P25">Fortsæt søgningen og tæl op hvor mange forekomster der er.</text:p>
      <text:p text:style-name="P45"><text:span text:style-name="T62">:/</text:span><text:span text:style-name="T64">unge</text:span></text:p>
      <text:p text:style-name="P41">RETURN</text:p>
      <text:p text:style-name="P41">n</text:p>
      <text:p text:style-name="P40"/>
      <text:h text:style-name="P140" text:outline-level="2"/>
      <text:h text:style-name="Heading_20_3" text:outline-level="3"><text:bookmark-start text:name="__RefHeading___Toc32801_206775681"/>Øvelse <text:span text:style-name="T18">5.</text:span>7. a<text:bookmark-end text:name="__RefHeading___Toc32801_206775681"/></text:h>
      <text:p text:style-name="P25"><text:span text:style-name="T62">I filen lark</text:span> er der skrevet ”svale” i stedet for ”lærke”.</text:p>
      <text:p text:style-name="P25">Nu skal du fra bundlinjen med substitute-kommandoen rette alle steder.</text:p>
      <text:p text:style-name="P25"/>
      <text:p text:style-name="P42">:%s/svale/lærke/g</text:p>
      <text:p text:style-name="P25"/>
      <text:h text:style-name="Heading_20_3" text:outline-level="3"><text:bookmark-start text:name="__RefHeading___Toc5181_1620131701"/>Øvelse <text:span text:style-name="T18">5.</text:span>7. <text:span text:style-name="T85">b</text:span><text:bookmark-end text:name="__RefHeading___Toc5181_1620131701"/></text:h>
      <text:p text:style-name="P29">Åbn filen kina</text:p>
      <text:p text:style-name="P26">Ret alle forekomster af bogstavet e til bogstavet i</text:p>
      <text:p text:style-name="P43">:%s/e/i/g</text:p>
      <text:p text:style-name="P26"/>
      <text:h text:style-name="Heading_20_3" text:outline-level="3"><text:bookmark-start text:name="__RefHeading___Toc32807_206775681"/>Øvelse <text:span text:style-name="T18">5.</text:span>7. <text:span text:style-name="T85">c</text:span><text:bookmark-end text:name="__RefHeading___Toc32807_206775681"/></text:h>
      <text:p text:style-name="P29">Åbn filen kina</text:p>
      <text:p text:style-name="P26">Ret alle forekomster af vokaler (aeiouyæøå) til bogstavet i</text:p>
      <text:p text:style-name="P43">:%s/[aeiouyæøå]/i/g</text:p>
      <text:p text:style-name="P26"><text:soft-page-break/></text:p>
      <text:h text:style-name="Heading_20_3" text:outline-level="3"><text:bookmark-start text:name="__RefHeading___Toc32809_206775681"/>Øvelse <text:span text:style-name="T18">5.</text:span>8. a<text:bookmark-end text:name="__RefHeading___Toc32809_206775681"/></text:h>
      <text:p text:style-name="P26"><text:span text:style-name="T62">Åbn et nyt tomt dokument</text:span>.</text:p>
      <text:p text:style-name="P26">Indtast følgende 4 linjer:</text:p>
      <text:p text:style-name="P16">Det er ikke så svært<text:line-break/>at bruge VI-editoren.<text:line-break/>Man kan komme langt<text:line-break/>med det vi har lært.</text:p>
      <text:p text:style-name="P26">Arkivér dokumentet under navnet minfil</text:p>
      <text:p text:style-name="P44">:<text:span text:style-name="T86">w minfil</text:span></text:p>
      <text:p text:style-name="P26"/>
      <text:h text:style-name="Heading_20_3" text:outline-level="3"><text:bookmark-start text:name="__RefHeading___Toc32811_206775681"/>Øvelse <text:span text:style-name="T18">5.</text:span>8. b<text:bookmark-end text:name="__RefHeading___Toc32811_206775681"/></text:h>
      <text:p text:style-name="P26">Tilføj forneden denne linje:</text:p>
      <text:p text:style-name="P16">VI er standard i såvel Linux som UNIX</text:p>
      <text:p text:style-name="P26">Afslut uden af arkivere.</text:p>
      <text:p text:style-name="P44">:<text:span text:style-name="T87">q!</text:span></text:p>
      <text:p text:style-name="P26">Cat filen: minfil</text:p>
      <text:p text:style-name="P26"/>
      <text:h text:style-name="Heading_20_3" text:outline-level="3"><text:bookmark-start text:name="__RefHeading___Toc32815_206775681"/>Øvelse <text:span text:style-name="T18">5.</text:span>8. d<text:bookmark-end text:name="__RefHeading___Toc32815_206775681"/></text:h>
      <text:p text:style-name="P26">Åbn filen påny i vi og tilføj forneden denne linje:</text:p>
      <text:p text:style-name="P16">Kender vi VI, kan vi<text:line-break/>altid redigere tekstfiler.</text:p>
      <text:p text:style-name="P26"/>
      <text:p text:style-name="P26">Arkivér og afslut med <text:s/><text:span text:style-name="T57">ZZ</text:span></text:p>
      <text:p text:style-name="P26"/>
      <text:h text:style-name="Heading_20_3" text:outline-level="3"><text:bookmark-start text:name="__RefHeading___Toc32817_206775681"/>Øvelse <text:span text:style-name="T18">5.</text:span>9. a<text:bookmark-end text:name="__RefHeading___Toc32817_206775681"/></text:h>
      <text:p text:style-name="P154">Åbn filen cats</text:p>
      <text:p text:style-name="P154"/>
      <text:p text:style-name="P161">vi cats</text:p>
      <text:p text:style-name="P151"/>
      <text:p text:style-name="P151">Indsæt filen dogs før linje 1 og efter linje 6.</text:p>
      <text:p text:style-name="P151"/>
      <text:p text:style-name="P153">Arkivér som: <text:s/>hundogkat</text:p>
      <text:p text:style-name="P153"/>
      <text:p text:style-name="P161">:0r dogs</text:p>
      <text:p text:style-name="P161"/>
      <text:p text:style-name="P161">:w hundogkat (eller :w! hundogkat = overskriver gammel fil)</text:p>
      <text:h text:style-name="P81" text:outline-level="2"><text:bookmark-start text:name="__RefHeading___Toc4676_916305933"/><text:span text:style-name="T1">Modul </text:span><text:span text:style-name="T2">6</text:span><text:span text:style-name="T1"> <text:s/>- <text:s/>Løsningsforslag - </text:span><text:span text:style-name="T16">Filtræet</text:span><text:bookmark-end text:name="__RefHeading___Toc4676_916305933"/></text:h>
      <text:h text:style-name="P127" text:outline-level="3"><text:bookmark-start text:name="__RefHeading___Toc34823_206775681"/>Opgave <text:span text:style-name="T18">6.</text:span>1. a<text:bookmark-end text:name="__RefHeading___Toc34823_206775681"/></text:h>
      <text:p text:style-name="P3">pwd</text:p>
      <text:p text:style-name="P3">ls</text:p>
      <text:p text:style-name="P17"/>
      <text:h text:style-name="P127" text:outline-level="3"><text:bookmark-start text:name="__RefHeading___Toc34825_206775681"/>Øvelse <text:span text:style-name="T19">6.</text:span>1. b<text:bookmark-end text:name="__RefHeading___Toc34825_206775681"/></text:h>
      <text:p text:style-name="P3">cd /</text:p>
      <text:p text:style-name="P3">ls –a</text:p>
      <text:p text:style-name="P17"/>
      <text:p text:style-name="P3">cd /usr ; ls</text:p>
      <text:p text:style-name="P3">cd /bin ; ls</text:p>
      <text:p text:style-name="P3">cd /etc ; ls</text:p>
      <text:p text:style-name="P3">cd /dev ; ls</text:p>
      <text:p text:style-name="P3">cd /home ; ls</text:p>
      <text:p text:style-name="P17"/>
      <text:h text:style-name="P127" text:outline-level="3"><text:bookmark-start text:name="__RefHeading___Toc34827_206775681"/>Øvelse <text:span text:style-name="T19">6.</text:span>1. c<text:bookmark-end text:name="__RefHeading___Toc34827_206775681"/></text:h>
      <text:p text:style-name="P3">ls –l /etc/passwd</text:p>
      <text:p text:style-name="P17">Svaret står i tallet foran månedsnavnet i datoen.</text:p>
      <text:p text:style-name="P17"/>
      <text:p text:style-name="P3">cd ; ls –l <text:s/>bibel</text:p>
      <text:p text:style-name="P17">Svaret står i tallet foran månedsnavnet i datoen.</text:p>
      <text:p text:style-name="P17"/>
      <text:h text:style-name="P127" text:outline-level="3"><text:bookmark-start text:name="__RefHeading___Toc34829_206775681"/>Øvelse <text:span text:style-name="T19">6.</text:span>1. d<text:bookmark-end text:name="__RefHeading___Toc34829_206775681"/></text:h>
      <text:p text:style-name="P74">cd <text:s/>/tmp</text:p>
      <text:p text:style-name="P74">pwd </text:p>
      <text:p text:style-name="P74">cd</text:p>
      <text:p text:style-name="P74">cd ./tmp</text:p>
      <text:p text:style-name="P74">pwd</text:p>
      <text:p text:style-name="P17"/>
      <text:p text:style-name="P3">cd /tmp</text:p>
      <text:p text:style-name="P3">cd ~/tmp</text:p>
      <text:p text:style-name="P3">pwd</text:p>
      <text:p text:style-name="P3">cd /tmp</text:p>
      <text:p text:style-name="P3">pwd</text:p>
      <text:p text:style-name="P3">cd ~/tmp</text:p>
      <text:p text:style-name="P3">pwd</text:p>
      <text:p text:style-name="P3"><text:soft-page-break/>cd /tmp</text:p>
      <text:p text:style-name="P3">cd</text:p>
      <text:p text:style-name="P3">pwd</text:p>
      <text:p text:style-name="P3">cd tmp</text:p>
      <text:p text:style-name="P3">pwd</text:p>
      <text:p text:style-name="P3">cd</text:p>
      <text:p text:style-name="P17"/>
      <text:h text:style-name="P127" text:outline-level="3"><text:bookmark-start text:name="__RefHeading___Toc34831_206775681"/>Øvelse <text:span text:style-name="T19">6.</text:span>1. e<text:bookmark-end text:name="__RefHeading___Toc34831_206775681"/></text:h>
      <text:p text:style-name="P3">cd</text:p>
      <text:p text:style-name="P17"/>
      <text:p text:style-name="P3">mkdir sub</text:p>
      <text:p text:style-name="P3">cd dir</text:p>
      <text:p text:style-name="P3">cd ../sub</text:p>
      <text:p text:style-name="P3">cd ../dir</text:p>
      <text:p text:style-name="P3"/>
      <text:p text:style-name="P3">cd ~/sub</text:p>
      <text:p text:style-name="P3">cd ~/dir</text:p>
      <text:p text:style-name="P17"/>
      <text:p text:style-name="P17"/>
      <text:h text:style-name="P127" text:outline-level="3"><text:bookmark-start text:name="__RefHeading___Toc34833_206775681"/>Øvelse <text:span text:style-name="T19">6.</text:span>1. f<text:bookmark-end text:name="__RefHeading___Toc34833_206775681"/></text:h>
      <text:p text:style-name="P3">cd</text:p>
      <text:p text:style-name="P3">./g</text:p>
      <text:p text:style-name="P3"/>
      <text:p text:style-name="P17">cd sub</text:p>
      <text:p text:style-name="P3">../g</text:p>
      <text:p text:style-name="P3"/>
      <text:p text:style-name="P3">cd /tmp</text:p>
      <text:p text:style-name="P3">~/g</text:p>
      <text:p text:style-name="P17"/>
      <text:p text:style-name="P3">cd</text:p>
      <text:p text:style-name="P3">../bruger1/g</text:p>
      <text:p text:style-name="P3"/>
      <text:p text:style-name="P17"/>
      <text:h text:style-name="P127" text:outline-level="3"><text:bookmark-start text:name="__RefHeading___Toc34835_206775681"/>Øvelse <text:span text:style-name="T19">6.</text:span>1. g<text:bookmark-end text:name="__RefHeading___Toc34835_206775681"/></text:h>
      <text:p text:style-name="P3">cd ~/sub</text:p>
      <text:p text:style-name="P3">&gt;a &gt;b</text:p>
      <text:p text:style-name="P3">ls –l</text:p>
      <text:p text:style-name="P3">cd</text:p>
      <text:p text:style-name="P3"><text:soft-page-break/>rm –r sub<text:line-break/></text:p>
      <text:h text:style-name="P82" text:outline-level="2"><text:bookmark-start text:name="__RefHeading___Toc4382_262311926"/><text:span text:style-name="T20">Modul 7 – </text:span>L<text:span text:style-name="T20">øsningsforslag – Data og filer</text:span><text:bookmark-end text:name="__RefHeading___Toc4382_262311926"/></text:h>
      <text:h text:style-name="P128" text:outline-level="3"/>
      <text:h text:style-name="P128" text:outline-level="3"><text:bookmark-start text:name="__RefHeading___Toc38967_206775681"/>Øvelse <text:span text:style-name="T21">7.</text:span>1. a<text:bookmark-end text:name="__RefHeading___Toc38967_206775681"/></text:h>
      <text:p text:style-name="P5">cat fil1 </text:p>
      <text:p text:style-name="P5">cat fil1 fil2 fil3 </text:p>
      <text:p text:style-name="P5">cat lark </text:p>
      <text:p text:style-name="P5"/>
      <text:h text:style-name="P128" text:outline-level="3"><text:bookmark-start text:name="__RefHeading___Toc38969_206775681"/>Øvelse <text:span text:style-name="T21">7.</text:span>1. b<text:bookmark-end text:name="__RefHeading___Toc38969_206775681"/></text:h>
      <text:p text:style-name="P5">less bibel </text:p>
      <text:p text:style-name="P5"/>
      <text:h text:style-name="P128" text:outline-level="3"><text:bookmark-start text:name="__RefHeading___Toc38971_206775681"/>Øvelse <text:span text:style-name="T21">7.</text:span>1. c<text:bookmark-end text:name="__RefHeading___Toc38971_206775681"/></text:h>
      <text:p text:style-name="P5">head -4 names </text:p>
      <text:p text:style-name="P5">tail -4 names </text:p>
      <text:p text:style-name="P5">tail -<text:span text:style-name="T22">n </text:span>+3 names </text:p>
      <text:p text:style-name="P5"/>
      <text:h text:style-name="P128" text:outline-level="3"><text:bookmark-start text:name="__RefHeading___Toc38973_206775681"/>Øvelse <text:span text:style-name="T21">7.</text:span>1. d<text:bookmark-end text:name="__RefHeading___Toc38973_206775681"/></text:h>
      <text:p text:style-name="P5">nl -ba lark </text:p>
      <text:p text:style-name="P5">cat -n names </text:p>
      <text:p text:style-name="P5">cat -n linefeed </text:p>
      <text:p text:style-name="P5"/>
      <text:h text:style-name="P128" text:outline-level="3"><text:bookmark-start text:name="__RefHeading___Toc38975_206775681"/>Øvelse <text:span text:style-name="T21">7.</text:span>2. a<text:bookmark-end text:name="__RefHeading___Toc38975_206775681"/></text:h>
      <text:p text:style-name="P5">mkdir links </text:p>
      <text:p text:style-name="P5">ln lark links/lark.ln </text:p>
      <text:p text:style-name="P5">ls -li links/lark.ln lark </text:p>
      <text:p text:style-name="P5"/>
      <text:h text:style-name="P128" text:outline-level="3"><text:bookmark-start text:name="__RefHeading___Toc38977_206775681"/>Øvelse <text:span text:style-name="T21">7.</text:span>2. b <text:bookmark-end text:name="__RefHeading___Toc38977_206775681"/></text:h>
      <text:p text:style-name="P5">ln -s ../lark links/lark.sy </text:p>
      <text:p text:style-name="P5">ls -li links/lark.sy lark </text:p>
      <text:h text:style-name="P128" text:outline-level="3"><text:bookmark-start text:name="__RefHeading___Toc38979_206775681"/>Øvelse <text:span text:style-name="T21">7.</text:span>2.c<text:bookmark-end text:name="__RefHeading___Toc38979_206775681"/></text:h>
      <text:p text:style-name="P5">cp lark links </text:p>
      <text:p text:style-name="P5">ls -li links </text:p>
      <text:p text:style-name="P5"/>
      <text:p text:style-name="P5">head -4 lark.ln lark.sy </text:p>
      <text:p text:style-name="P5"/>
      <text:p text:style-name="P5">mv lark lark0 </text:p>
      <text:p text:style-name="P5">head -4 lark.ln lark.sy </text:p>
      <text:p text:style-name="P5"/>
      <text:p text:style-name="P5"><text:soft-page-break/>rm lark0 </text:p>
      <text:p text:style-name="P5">head -4 lark.ln lark.sy </text:p>
      <text:p text:style-name="P5"/>
      <text:p text:style-name="P5">cp saturday lark </text:p>
      <text:p text:style-name="P5">head -4 lark.ln lark.sy </text:p>
      <text:p text:style-name="P5"/>
      <text:h text:style-name="P128" text:outline-level="3"><text:bookmark-start text:name="__RefHeading___Toc38981_206775681"/>Øvelse <text:span text:style-name="T21">7.</text:span>3.a<text:bookmark-end text:name="__RefHeading___Toc38981_206775681"/></text:h>
      <text:p text:style-name="P5">grep æbletræ bibel </text:p>
      <text:p text:style-name="P5"/>
      <text:h text:style-name="P128" text:outline-level="3"><text:bookmark-start text:name="__RefHeading___Toc38983_206775681"/>Øvelse <text:span text:style-name="T21">7.</text:span>3.b <text:bookmark-end text:name="__RefHeading___Toc38983_206775681"/></text:h>
      <text:p text:style-name="P5">grep -c æbletræ bibel </text:p>
      <text:p text:style-name="P5"/>
      <text:h text:style-name="P128" text:outline-level="3"><text:bookmark-start text:name="__RefHeading___Toc38985_206775681"/>Øvelse <text:span text:style-name="T21">7.</text:span>3.c<text:bookmark-end text:name="__RefHeading___Toc38985_206775681"/></text:h>
      <text:p text:style-name="P12">grep -n lærke lark*</text:p>
      <text:p text:style-name="P12">eller</text:p>
      <text:p text:style-name="P7"><text:span text:style-name="T97">grep -n lærke lark[1-9] lark[A-Z]</text:span> </text:p>
      <text:p text:style-name="P5"/>
      <text:h text:style-name="P128" text:outline-level="3"><text:bookmark-start text:name="__RefHeading___Toc38987_206775681"/>Øvelse <text:span text:style-name="T21">7.</text:span>3.d<text:bookmark-end text:name="__RefHeading___Toc38987_206775681"/></text:h>
      <text:p text:style-name="P5">grep -l lærke * </text:p>
      <text:p text:style-name="P5">grep -l lærke * 2&gt;/dev/null </text:p>
      <text:h text:style-name="P128" text:outline-level="3"/>
      <text:h text:style-name="P128" text:outline-level="3"/>
      <text:h text:style-name="P128" text:outline-level="3"><text:bookmark-start text:name="__RefHeading___Toc38989_206775681"/>Øvelse <text:span text:style-name="T21">7.</text:span>3.e<text:bookmark-end text:name="__RefHeading___Toc38989_206775681"/></text:h>
      <text:p text:style-name="P5">grep -c lærke * </text:p>
      <text:p text:style-name="P5">eller </text:p>
      <text:p text:style-name="P5">grep -c lærke * | grep -v ':0' </text:p>
      <text:p text:style-name="P5">eller </text:p>
      <text:p text:style-name="P5">grep -c lærke * | grep -v '^:0' </text:p>
      <text:p text:style-name="P5"/>
      <text:h text:style-name="P128" text:outline-level="3"><text:bookmark-start text:name="__RefHeading___Toc38991_206775681"/>Øvelse <text:span text:style-name="T21">7.</text:span>3.f<text:bookmark-end text:name="__RefHeading___Toc38991_206775681"/></text:h>
      <text:p text:style-name="P5">grep \# fil1 </text:p>
      <text:p text:style-name="P5"/>
      <text:h text:style-name="P128" text:outline-level="3"><text:bookmark-start text:name="__RefHeading___Toc38993_206775681"/>Øvelse <text:span text:style-name="T21">7.</text:span>4.a<text:bookmark-end text:name="__RefHeading___Toc38993_206775681"/></text:h>
      <text:p text:style-name="P6"><text:span text:style-name="T96">find /home -name txt</text:span> </text:p>
      <text:p text:style-name="P5"/>
      <text:h text:style-name="P128" text:outline-level="3"><text:bookmark-start text:name="__RefHeading___Toc38995_206775681"/>Øvelse <text:span text:style-name="T21">7.</text:span>4.b<text:bookmark-end text:name="__RefHeading___Toc38995_206775681"/></text:h>
      <text:p text:style-name="P5">find ~ ! -user bruger1 </text:p>
      <text:p text:style-name="P5"><text:soft-page-break/></text:p>
      <text:h text:style-name="P128" text:outline-level="3"><text:bookmark-start text:name="__RefHeading___Toc38997_206775681"/>Øvelse <text:span text:style-name="T21">7.</text:span>4.c<text:bookmark-end text:name="__RefHeading___Toc38997_206775681"/></text:h>
      <text:p text:style-name="P5">find ~ -name '*.c' </text:p>
      <text:p text:style-name="P5"/>
      <text:h text:style-name="P128" text:outline-level="3"><text:bookmark-start text:name="__RefHeading___Toc38999_206775681"/>Øvelse <text:span text:style-name="T21">7.</text:span>4.d<text:bookmark-end text:name="__RefHeading___Toc38999_206775681"/></text:h>
      <text:p text:style-name="P5">find <text:span text:style-name="T98">~ </text:span>-name '<text:span text:style-name="T98">fil</text:span>*' -exec cat {} \; </text:p>
      <text:p text:style-name="P5"/>
      <text:h text:style-name="P128" text:outline-level="3"><text:bookmark-start text:name="__RefHeading___Toc39001_206775681"/>Øvelse <text:span text:style-name="T21">7.</text:span>5.a<text:bookmark-end text:name="__RefHeading___Toc39001_206775681"/></text:h>
      <text:p text:style-name="P5">sort -r dyr1 </text:p>
      <text:p text:style-name="P5"/>
      <text:h text:style-name="P128" text:outline-level="3"><text:bookmark-start text:name="__RefHeading___Toc39003_206775681"/>Øvelse <text:span text:style-name="T21">7.</text:span>5.b<text:bookmark-end text:name="__RefHeading___Toc39003_206775681"/></text:h>
      <text:p text:style-name="P5">sort -k2n dyr1 </text:p>
      <text:p text:style-name="P5"/>
      <text:h text:style-name="P128" text:outline-level="3"><text:bookmark-start text:name="__RefHeading___Toc39005_206775681"/>Øvelse <text:span text:style-name="T21">7.</text:span>5.c<text:bookmark-end text:name="__RefHeading___Toc39005_206775681"/></text:h>
      <text:p text:style-name="P5">sort -k3n <text:span text:style-name="T99">dyr1</text:span></text:p>
      <text:p text:style-name="P5"/>
      <text:p text:style-name="P5">Øvelse 5.d</text:p>
      <text:p text:style-name="P5">ls -l | sort -k5n </text:p>
      <text:p text:style-name="P5"/>
      <text:h text:style-name="P128" text:outline-level="3"><text:bookmark-start text:name="__RefHeading___Toc39007_206775681"/>Øvelse <text:span text:style-name="T21">7.</text:span>5.e <text:bookmark-end text:name="__RefHeading___Toc39007_206775681"/></text:h>
      <text:p text:style-name="P5">sort -k3n -k2n dyr1 </text:p>
      <text:p text:style-name="P5"/>
      <text:h text:style-name="P128" text:outline-level="3"><text:bookmark-start text:name="__RefHeading___Toc39009_206775681"/>Øvelse <text:span text:style-name="T21">7.</text:span>6.a <text:bookmark-end text:name="__RefHeading___Toc39009_206775681"/></text:h>
      <text:p text:style-name="P5">sort dyr | uniq </text:p>
      <text:p text:style-name="P5"/>
      <text:h text:style-name="P128" text:outline-level="3"><text:bookmark-start text:name="__RefHeading___Toc39011_206775681"/>Øvelse <text:span text:style-name="T21">7.</text:span>6.b<text:bookmark-end text:name="__RefHeading___Toc39011_206775681"/></text:h>
      <text:p text:style-name="P5">sort dyr | uniq -u </text:p>
      <text:p text:style-name="P5"/>
      <text:h text:style-name="P128" text:outline-level="3"><text:bookmark-start text:name="__RefHeading___Toc39013_206775681"/>Øvelse <text:span text:style-name="T21">7.</text:span>6.c<text:bookmark-end text:name="__RefHeading___Toc39013_206775681"/></text:h>
      <text:p text:style-name="P5">sort dyr | uniq -c </text:p>
      <text:p text:style-name="P5"/>
      <text:h text:style-name="P128" text:outline-level="3"><text:bookmark-start text:name="__RefHeading___Toc39015_206775681"/>Øvelse <text:span text:style-name="T21">7.</text:span>7.b<text:bookmark-end text:name="__RefHeading___Toc39015_206775681"/></text:h>
      <text:p text:style-name="P5">cmp sat1 sat2 </text:p>
      <text:p text:style-name="P5"/>
      <text:h text:style-name="P128" text:outline-level="3"><text:bookmark-start text:name="__RefHeading___Toc39017_206775681"/>Øvelse <text:span text:style-name="T21">7.</text:span>7.c<text:bookmark-end text:name="__RefHeading___Toc39017_206775681"/></text:h>
      <text:p text:style-name="P5">md5sum giraf* | sort <text:line-break/></text:p>
      <text:h text:style-name="P128" text:outline-level="3"><text:bookmark-start text:name="__RefHeading___Toc39019_206775681"/><text:soft-page-break/>Øvelse <text:span text:style-name="T21">7.</text:span>8.a <text:bookmark-end text:name="__RefHeading___Toc39019_206775681"/></text:h>
      <text:p text:style-name="P5">file /etc/passwd /usr/bin/passwd ~/main.c </text:p>
      <text:h text:style-name="P128" text:outline-level="3"><text:bookmark-start text:name="__RefHeading___Toc39021_206775681"/>Øvelse <text:span text:style-name="T21">7.</text:span>8.b <text:bookmark-end text:name="__RefHeading___Toc39021_206775681"/></text:h>
      <text:p text:style-name="P5">file kap7.txt </text:p>
      <text:p text:style-name="P5">cat kap7.txt </text:p>
      <text:p text:style-name="P5"/>
      <text:h text:style-name="P128" text:outline-level="3"><text:bookmark-start text:name="__RefHeading___Toc39023_206775681"/>Øvelse <text:span text:style-name="T21">7.</text:span>8.c <text:bookmark-end text:name="__RefHeading___Toc39023_206775681"/></text:h>
      <text:p text:style-name="P5">file kap7.doc </text:p>
      <text:p text:style-name="P5">strings kap7.doc </text:p>
      <text:p text:style-name="P5"/>
      <text:h text:style-name="P128" text:outline-level="3"><text:bookmark-start text:name="__RefHeading___Toc39025_206775681"/>Øvelse <text:span text:style-name="T21">7.</text:span>9.a <text:bookmark-end text:name="__RefHeading___Toc39025_206775681"/></text:h>
      <text:p text:style-name="P5">wc bibel </text:p>
      <text:p text:style-name="P5"/>
      <text:h text:style-name="P128" text:outline-level="3"><text:bookmark-start text:name="__RefHeading___Toc39027_206775681"/>Øvelse <text:span text:style-name="T21">7.</text:span>9.b <text:bookmark-end text:name="__RefHeading___Toc39027_206775681"/></text:h>
      <text:p text:style-name="P5">strings kap7.doc | wc </text:p>
      <text:p text:style-name="P5">wc kap7.txt </text:p>
      <text:p text:style-name="P5"/>
      <text:h text:style-name="P128" text:outline-level="3"><text:bookmark-start text:name="__RefHeading___Toc39029_206775681"/>Øvelse <text:span text:style-name="T21">7.</text:span>9.c<text:bookmark-end text:name="__RefHeading___Toc39029_206775681"/></text:h>
      <text:p text:style-name="P4">sort dyr | uniq | wc -l</text:p>
      <text:p text:style-name="P4"/>
      <text:h text:style-name="P81" text:outline-level="2"><text:bookmark-start text:name="__RefHeading___Toc5541_704041464"/>Modul 8 - <text:span text:style-name="T100">Løsningsforslag -</text:span> Håndtering af printere<text:bookmark-end text:name="__RefHeading___Toc5541_704041464"/></text:h>
      <text:p text:style-name="Standard"/>
      <text:h text:style-name="Heading_20_3" text:outline-level="3"><text:bookmark-start text:name="__RefHeading___Toc5543_704041464"/>Øvelse <text:span text:style-name="T21">8.</text:span>1. a<text:bookmark-end text:name="__RefHeading___Toc5543_704041464"/></text:h>
      <text:p text:style-name="P10">lpc status</text:p>
      <text:p text:style-name="P10">eller<text:line-break/>lpstat -t</text:p>
      <text:p text:style-name="P21"/>
      <text:h text:style-name="Heading_20_3" text:outline-level="3"><text:bookmark-start text:name="__RefHeading___Toc16544_1257487418"/>Øvelse <text:span text:style-name="T21">8.</text:span>1. b<text:bookmark-end text:name="__RefHeading___Toc16544_1257487418"/></text:h>
      <text:p text:style-name="P10">lp -d PDF fil<text:span text:style-name="T100">1</text:span></text:p>
      <text:p text:style-name="P11">eller<text:line-break/>lpr -P PDF &lt; fil2</text:p>
      <text:p text:style-name="P11">eller</text:p>
      <text:p text:style-name="P11">cat fil2 | lpr -P PDF</text:p>
      <text:p text:style-name="P11"/>
      <text:h text:style-name="Heading_20_3" text:outline-level="3"><text:bookmark-start text:name="__RefHeading___Toc16546_1257487418"/><text:line-break/>Øvelse <text:span text:style-name="T21">8.</text:span>1. c<text:bookmark-end text:name="__RefHeading___Toc16546_1257487418"/></text:h>
      <text:p text:style-name="P72"><text:span text:style-name="T29">ls -l PDF</text:span><text:span text:style-name="T71"><text:line-break/></text:span></text:p>
      <text:h text:style-name="Heading_20_3" text:outline-level="3"><text:bookmark-start text:name="__RefHeading___Toc16548_1257487418"/>Øvelse <text:span text:style-name="T21">8.</text:span>1. d<text:bookmark-end text:name="__RefHeading___Toc16548_1257487418"/></text:h>
      <text:p text:style-name="P10">evince PDF/fil1.pdf</text:p>
      <text:p text:style-name="P10">eller</text:p>
      <text:p text:style-name="P10">evince _stdin_.pdf</text:p>
      <text:p text:style-name="P10"/>
      <text:p text:style-name="P10"/>
      <text:p text:style-name="P10"/>
      <text:h text:style-name="P83" text:outline-level="2"><text:bookmark-start text:name="__RefHeading___Toc4384_262311926"/>Modul 9 – <text:span text:style-name="T34">Løsningsforslag - <text:s/>Processer</text:span><text:bookmark-end text:name="__RefHeading___Toc4384_262311926"/></text:h>
      <text:h text:style-name="P138" text:outline-level="2"/>
      <text:h text:style-name="Heading_20_3" text:outline-level="3"><text:bookmark-start text:name="__RefHeading___Toc16602_1257487418"/>Øvelse <text:span text:style-name="T23">9.</text:span>1. a<text:bookmark-end text:name="__RefHeading___Toc16602_1257487418"/></text:h>
      <text:p text:style-name="P8">ps</text:p>
      <text:p text:style-name="P20"/>
      <text:h text:style-name="Heading_20_3" text:outline-level="3"><text:bookmark-start text:name="__RefHeading___Toc16604_1257487418"/>Øvelse <text:span text:style-name="T23">9.</text:span>1. b<text:bookmark-end text:name="__RefHeading___Toc16604_1257487418"/></text:h>
      <text:p text:style-name="P8">ps –ef | more</text:p>
      <text:p text:style-name="P8">ps –ef | less</text:p>
      <text:p text:style-name="P20"/>
      <text:h text:style-name="Heading_20_3" text:outline-level="3">Øvelse <text:span text:style-name="T35">9.</text:span>1. c</text:h>
      <text:p text:style-name="P8">ps –ef | wc –l</text:p>
      <text:p text:style-name="P20">Der er – pga. headeren – een proces mindre end tallet der vises.</text:p>
      <text:p text:style-name="P20"/>
      <text:h text:style-name="Heading_20_3" text:outline-level="3"><text:bookmark-start text:name="__RefHeading___Toc16606_1257487418"/>Øvelse <text:span text:style-name="T23">9.</text:span>1. d<text:bookmark-end text:name="__RefHeading___Toc16606_1257487418"/></text:h>
      <text:p text:style-name="P8">ssh dit_brugernavn@instructor</text:p>
      <text:p text:style-name="P20">…</text:p>
      <text:p text:style-name="P20"/>
      <text:h text:style-name="Heading_20_3" text:outline-level="3"><text:bookmark-start text:name="__RefHeading___Toc16608_1257487418"/>Øvelse <text:span text:style-name="T23">9.</text:span>1. e<text:bookmark-end text:name="__RefHeading___Toc16608_1257487418"/></text:h>
      <text:p text:style-name="P8">ps –ef | wc -l</text:p>
      <text:p text:style-name="P20"/>
      <text:h text:style-name="Heading_20_3" text:outline-level="3"><text:bookmark-start text:name="__RefHeading___Toc16610_1257487418"/>Øvelse <text:span text:style-name="T23">9.</text:span>1. f<text:bookmark-end text:name="__RefHeading___Toc16610_1257487418"/></text:h>
      <text:p text:style-name="P8">ps –ef | grep " $$ "</text:p>
      <text:p text:style-name="P20"/>
      <text:h text:style-name="Heading_20_3" text:outline-level="3"><text:bookmark-start text:name="__RefHeading___Toc16612_1257487418"/>Øvelse <text:span text:style-name="T23">9.</text:span>1. g<text:bookmark-end text:name="__RefHeading___Toc16612_1257487418"/></text:h>
      <text:p text:style-name="P8">ps –fu bruger1 </text:p>
      <text:p text:style-name="P20"/>
      <text:h text:style-name="Heading_20_3" text:outline-level="3"><text:bookmark-start text:name="__RefHeading___Toc16614_1257487418"/>Øvelse <text:span text:style-name="T23">9.</text:span>1. h<text:bookmark-end text:name="__RefHeading___Toc16614_1257487418"/></text:h>
      <text:p text:style-name="P8">ps –fu root</text:p>
      <text:p text:style-name="P20"/>
      <text:h text:style-name="Heading_20_3" text:outline-level="3"><text:bookmark-start text:name="__RefHeading___Toc16616_1257487418"/>Øvelse <text:span text:style-name="T23">9.</text:span>1. i<text:bookmark-end text:name="__RefHeading___Toc16616_1257487418"/></text:h>
      <text:p text:style-name="P8">ps -ef | grep bash | grep -v grep</text:p>
      <text:p text:style-name="P20"/>
      <text:h text:style-name="Heading_20_3" text:outline-level="3"><text:bookmark-start text:name="__RefHeading___Toc16618_1257487418"/>Øvelse <text:span text:style-name="T23">9.</text:span>1. j<text:bookmark-end text:name="__RefHeading___Toc16618_1257487418"/></text:h>
      <text:p text:style-name="P8">ps –ef | sort –k3n -k2n | less</text:p>
      <text:p text:style-name="P80"/>
      <text:p text:style-name="P20"/>
      <text:h text:style-name="Heading_20_3" text:outline-level="3"><text:bookmark-start text:name="__RefHeading___Toc16620_1257487418"/>Øvelse <text:span text:style-name="T23">9.</text:span>1. k<text:bookmark-end text:name="__RefHeading___Toc16620_1257487418"/></text:h>
      <text:p text:style-name="P8">ps –fp ′124 456 1734′</text:p>
      <text:p text:style-name="P20">eller:</text:p>
      <text:p text:style-name="P8">ps –fp 124,456,1734</text:p>
      <text:p text:style-name="P20"/>
      <text:p text:style-name="P8">ps -fu ′bruger1 bruger3 bruger5′</text:p>
      <text:p text:style-name="P20">eller:</text:p>
      <text:p text:style-name="P8">ps -fu bruger1,bruger3,bruger5</text:p>
      <text:p text:style-name="P20"/>
      <text:p text:style-name="P19"/>
      <text:h text:style-name="P84" text:outline-level="2"><text:bookmark-start text:name="__RefHeading___Toc4386_262311926"/><text:span text:style-name="T25">Modul 10 – </text:span><text:span text:style-name="T24">L</text:span><text:span text:style-name="T25">øsningsforslag – </text:span><text:span text:style-name="T26">Shellen og dens funktion</text:span><text:bookmark-end text:name="__RefHeading___Toc4386_262311926"/></text:h>
      <text:h text:style-name="P129" text:outline-level="3"/>
      <text:h text:style-name="P129" text:outline-level="3"><text:bookmark-start text:name="__RefHeading___Toc16670_1257487418"/>Øvelse <text:span text:style-name="T23">10.</text:span>1. a<text:bookmark-end text:name="__RefHeading___Toc16670_1257487418"/></text:h>
      <text:p text:style-name="P92">ls -d *.c </text:p>
      <text:p text:style-name="P92">ls -d ???? </text:p>
      <text:p text:style-name="P92">ls -d *A* </text:p>
      <text:p text:style-name="P92">ls -d fil* </text:p>
      <text:p text:style-name="P92"/>
      <text:h text:style-name="Heading_20_3" text:outline-level="3">Øvelse <text:span text:style-name="T23">10.</text:span>1. <text:span text:style-name="T93">b</text:span></text:h>
      <text:p text:style-name="P99">ls *a a* <text:s/>Lister filer der slutter med a og starter med a</text:p>
      <text:p text:style-name="P93"><text:tab/><text:tab/> <text:s/><text:span text:style-name="T94">i alfabetisk rækkefølge.</text:span></text:p>
      <text:p text:style-name="P96">echo <text:s/>*a a* <text:s/><text:span text:style-name="T94">Udskriver liste med filer der slutter med a og</text:span></text:p>
      <text:p text:style-name="P96"><text:tab/><text:tab/><text:tab/><text:span text:style-name="T94">herefter iste med filer der starter med a</text:span></text:p>
      <text:p text:style-name="P96"><text:tab/><text:tab/><text:tab/></text:p>
      <text:h text:style-name="P124" text:outline-level="3">Øvelse <text:span text:style-name="T23">10.</text:span>1. <text:span text:style-name="T94">c</text:span></text:h>
      <text:p text:style-name="P97">echo <text:s/>‘*a a*’ <text:span text:style-name="T95">og </text:span>echo <text:s/>“*a a*”</text:p>
      <text:p text:style-name="P98">I begge tilfælde udskrives en tekststreng <text:s/>indeholdende: <text:line-break/>*a a*</text:p>
      <text:p text:style-name="P30"/>
      <text:h text:style-name="P129" text:outline-level="3"><text:bookmark-start text:name="__RefHeading___Toc16672_1257487418"/>Øvelse <text:span text:style-name="T23">10.</text:span>2. b<text:bookmark-end text:name="__RefHeading___Toc16672_1257487418"/></text:h>
      <text:p text:style-name="P9">sort -k2 SuperUsers &gt; sort_navne </text:p>
      <text:p text:style-name="P9">echo "Anders And $(date)" &gt;&gt; sort_navne </text:p>
      <text:p text:style-name="P9">sort -ro sort_navne sort_navne </text:p>
      <text:p text:style-name="P30"/>
      <text:h text:style-name="P129" text:outline-level="3"><text:bookmark-start text:name="__RefHeading___Toc16674_1257487418"/>Øvelse <text:span text:style-name="T23">10.</text:span>2. c<text:bookmark-end text:name="__RefHeading___Toc16674_1257487418"/></text:h>
      <text:p text:style-name="P9">find /home -name txt 2&gt;/dev/null &gt; find.log </text:p>
      <text:p text:style-name="P9"/>
      <text:h text:style-name="Heading_20_3" text:outline-level="3">Øvelse 10.2. d</text:h>
      <text:p text:style-name="P13">find .. -name '*.c' &gt;find.log 2&gt;&amp;1</text:p>
      <text:p text:style-name="P13">filen find.log indeholder både en liste over filer og fejlmeddelelser</text:p>
      <text:p text:style-name="P13">stdout sendes til filen find.log og stderr sendes samme sted hen som stdout (nemlig <text:s/>til filen find.log)</text:p>
      <text:p text:style-name="P13"/>
      <text:h text:style-name="Heading_20_3" text:outline-level="3"><text:soft-page-break/><text:line-break/>Øvelse 10.2. e</text:h>
      <text:p text:style-name="P13">find .. -name '*.c' 2&gt;&amp;1 &gt;find.log</text:p>
      <text:p text:style-name="P13">filen find.log indeholder en liste over filer (fejlene blev udskrevet til skærmen)</text:p>
      <text:p text:style-name="P13">stderr(2) bliver sendt til skærmen (2&gt;&amp;1) da stdout(1) endnu er default (nemlig skærm), herefter bliver stdout(1) sendt til filen fejl.log</text:p>
      <text:p text:style-name="P30"/>
      <text:h text:style-name="P129" text:outline-level="3"><text:bookmark-start text:name="__RefHeading___Toc16676_1257487418"/>Øvelse <text:span text:style-name="T23">10.</text:span>3. a<text:bookmark-end text:name="__RefHeading___Toc16676_1257487418"/></text:h>
      <text:p text:style-name="P9">ps -ef | less </text:p>
      <text:p text:style-name="P30"/>
      <text:h text:style-name="P129" text:outline-level="3"><text:bookmark-start text:name="__RefHeading___Toc16678_1257487418"/>Øvelse <text:span text:style-name="T23">10.</text:span>3. b<text:bookmark-end text:name="__RefHeading___Toc16678_1257487418"/></text:h>
      <text:p text:style-name="P9">ps -u root | less </text:p>
      <text:p text:style-name="P30"/>
      <text:h text:style-name="P136" text:outline-level="3"><text:bookmark-start text:name="__RefHeading___Toc16680_1257487418"/><text:line-break/><text:bookmark-end text:name="__RefHeading___Toc16680_1257487418"/></text:h>
      <text:h text:style-name="P90" text:outline-level="3">Øvelse <text:span text:style-name="T23">10.</text:span>3. c</text:h>
      <text:p text:style-name="P92">cat -n bibel | head -17437 | tail -8 </text:p>
      <text:p text:style-name="P101">eller </text:p>
      <text:p text:style-name="P102"><text:span text:style-name="T27">cat -n bibel | tail -</text:span><text:span text:style-name="T30">n </text:span><text:span text:style-name="T27">+17430 | head -8</text:span><text:span text:style-name="T24"> </text:span></text:p>
      <text:p text:style-name="P30"/>
      <text:h text:style-name="P129" text:outline-level="3"><text:bookmark-start text:name="__RefHeading___Toc16682_1257487418"/>Øvelse <text:span text:style-name="T23">10.</text:span>3. d<text:bookmark-end text:name="__RefHeading___Toc16682_1257487418"/></text:h>
      <text:p text:style-name="P9">./oftest &lt; bibel.word &gt; output </text:p>
      <text:p text:style-name="P9">ls -l /usr/bin | sort -k5nr | less </text:p>
      <text:p text:style-name="P30"/>
      <text:h text:style-name="P129" text:outline-level="3"><text:bookmark-start text:name="__RefHeading___Toc16684_1257487418"/>Øvelse <text:span text:style-name="T23">10.</text:span>3. e <text:bookmark-end text:name="__RefHeading___Toc16684_1257487418"/></text:h>
      <text:p text:style-name="P9">find .. -name '*.c' | less </text:p>
      <text:p text:style-name="P30"/>
      <text:h text:style-name="P129" text:outline-level="3"/>
      <text:h text:style-name="P129" text:outline-level="3"><text:bookmark-start text:name="__RefHeading___Toc16686_1257487418"/>Øvelse <text:span text:style-name="T23">10.</text:span>5. e <text:bookmark-end text:name="__RefHeading___Toc16686_1257487418"/></text:h>
      <text:p text:style-name="P9">PS1='$PWD: ' </text:p>
      <text:p text:style-name="P179">eller</text:p>
      <text:p text:style-name="P179">PS1=<text:span text:style-name="T105">'$</text:span>(pwd)<text:span text:style-name="T105">: ' </text:span></text:p>
      <text:p text:style-name="P30"/>
      <text:p text:style-name="P30"/>
      <text:h text:style-name="P129" text:outline-level="3"><text:bookmark-start text:name="__RefHeading___Toc16688_1257487418"/>Øvelse <text:span text:style-name="T23">10.</text:span>6. a<text:bookmark-end text:name="__RefHeading___Toc16688_1257487418"/></text:h>
      <text:p text:style-name="P92">#!/bin/bash</text:p>
      <text:p text:style-name="P92">echo Filnavne på 3 tegn: </text:p>
      <text:p text:style-name="P92">ls -l<text:span text:style-name="T106">d</text:span> ??? </text:p>
      <text:p text:style-name="P92">echo </text:p>
      <text:p text:style-name="P92"/>
      <text:p text:style-name="P92">echo Filnavne på 4 tegn: </text:p>
      <text:p text:style-name="P92">ls -l<text:span text:style-name="T106">d</text:span> ???? </text:p>
      <text:p text:style-name="P92">echo </text:p>
      <text:p text:style-name="P92"/>
      <text:p text:style-name="P92">echo Filnavne på 5 tegn: </text:p>
      <text:p text:style-name="P92">ls -l<text:span text:style-name="T106">d</text:span> ?????</text:p>
      <text:p text:style-name="P92">echo </text:p>
      <text:p text:style-name="P92"/>
      <text:p text:style-name="P91">echo Rapport fra $(date) af: $LOGNAME</text:p>
      <text:p text:style-name="P91"/>
      <text:h text:style-name="P81" text:outline-level="2"><text:bookmark-start text:name="__RefHeading___Toc5548_1542320702"/>Modul 11 – <text:span text:style-name="T91">Løsningsforslag <text:s/>- </text:span><text:span text:style-name="T1">T</text:span><text:span text:style-name="T88">idsafhængig jobstart</text:span><text:bookmark-end text:name="__RefHeading___Toc5548_1542320702"/></text:h>
      <text:p text:style-name="P95"/>
      <text:h text:style-name="Heading_20_3" text:outline-level="3"><text:bookmark-start text:name="__RefHeading___Toc19631_1257487418"/>Øvelse <text:span text:style-name="T23">11.</text:span>1. a<text:bookmark-end text:name="__RefHeading___Toc19631_1257487418"/></text:h>
      <text:p text:style-name="Standard"/>
      <text:p text:style-name="P49">at now + 2 minutes</text:p>
      <text:p text:style-name="P49"><text:tab/>ls -l</text:p>
      <text:p text:style-name="P70"/>
      <text:p text:style-name="P49">CTRL+D</text:p>
      <text:p text:style-name="P70"/>
      <text:h text:style-name="Heading_20_3" text:outline-level="3">Øvelse 11.1. b</text:h>
      <text:p text:style-name="P49">at now + 5 minutes</text:p>
      <text:p text:style-name="P49"><text:tab/>cat sat1 lark1 &gt; sangbog</text:p>
      <text:p text:style-name="P47"/>
      <text:p text:style-name="P49">CTRL+D</text:p>
      <text:p text:style-name="P70"/>
      <text:h text:style-name="Heading_20_3" text:outline-level="3">Øvelse 11.1. c</text:h>
      <text:p text:style-name="P49">at now + 5 minutes</text:p>
      <text:p text:style-name="P49"><text:tab/>head -4 sat1 lark1 &gt; vers1</text:p>
      <text:p text:style-name="P47"/>
      <text:p text:style-name="P49">CTRL+D</text:p>
      <text:p text:style-name="P49"/>
      <text:h text:style-name="P134" text:outline-level="3">Øvelse 11.1. <text:span text:style-name="T89">d</text:span></text:h>
      <text:p text:style-name="P50"><text:span text:style-name="T89">a</text:span>t <text:span text:style-name="T89">15:45</text:span></text:p>
      <text:p text:style-name="P50"><text:tab/><text:span text:style-name="T89">echo “Kl. Er 15:45 og vi går snart hjem”</text:span></text:p>
      <text:p text:style-name="P48"/>
      <text:p text:style-name="P50">CTRL+D</text:p>
      <text:p text:style-name="P50"/>
      <text:h text:style-name="P134" text:outline-level="3">Øvelse 11.1. <text:span text:style-name="T89">e</text:span></text:h>
      <text:p text:style-name="P50">at now + 5 minutes</text:p>
      <text:p text:style-name="P50"><text:tab/><text:span text:style-name="T89">cp lark lark.ny</text:span></text:p>
      <text:p text:style-name="P48"/>
      <text:p text:style-name="P50">CTRL+D</text:p>
      <text:p text:style-name="P50"/>
      <text:p text:style-name="P50"/>
      <text:h text:style-name="Heading_20_3" text:outline-level="3">Øvelse <text:span text:style-name="T23">11.2</text:span>. a</text:h>
      <text:p text:style-name="P51">atq</text:p>
      <text:p text:style-name="P51">eller</text:p>
      <text:p text:style-name="P51">at -l</text:p>
      <text:p text:style-name="P51"/>
      <text:h text:style-name="Heading_20_3" text:outline-level="3">Øvelse 11.2. a</text:h>
      <text:p text:style-name="P51">echo ls | at teatime</text:p>
      <text:p text:style-name="P51">atq</text:p>
      <text:h text:style-name="P87" text:outline-level="2"><text:bookmark-start text:name="__RefHeading___Toc5550_1542320702"/>Modul 12 – <text:span text:style-name="T91">Løsningsforslag - <text:s/></text:span>Brugere<text:bookmark-end text:name="__RefHeading___Toc5550_1542320702"/></text:h>
      <text:p text:style-name="P110"/>
      <text:h text:style-name="Heading_20_3" text:outline-level="3"><text:bookmark-start text:name="__RefHeading___Toc19649_1257487418"/>Øvelse <text:span text:style-name="T23">12.</text:span>1. a <text:span text:style-name="T90">og b</text:span><text:bookmark-end text:name="__RefHeading___Toc19649_1257487418"/></text:h>
      <text:p text:style-name="Standard"/>
      <text:p text:style-name="P52">vi mit_script.sh</text:p>
      <text:p text:style-name="P52"/>
      <text:p text:style-name="P52">#!/bin/bash</text:p>
      <text:p text:style-name="P52"><text:s/># Dette er et shell-script </text:p>
      <text:p text:style-name="P52"><text:s/># der laver en udskrivning af dato, klokkeslet, m.v.</text:p>
      <text:p text:style-name="P52"><text:s/>date</text:p>
      <text:p text:style-name="P52"><text:s/>echo</text:p>
      <text:p text:style-name="P52"><text:s/>echo Kære $LOGNAME</text:p>
      <text:p text:style-name="P52"><text:s/>echo</text:p>
      <text:p text:style-name="P52"><text:s/>echo Indloggede personer:</text:p>
      <text:p text:style-name="P52"><text:s/>echo</text:p>
      <text:p text:style-name="P52"><text:s/>who | sort</text:p>
      <text:p text:style-name="P52"/>
      <text:p text:style-name="P61">OBS! For at scriptet skal kunne afvikles, skal det gøres eksekverbart:</text:p>
      <text:p text:style-name="P52"/>
      <text:p text:style-name="P52">chmod +x <text:s/>mit_script.sh</text:p>
      <text:p text:style-name="P52"/>
      <text:p text:style-name="P52">./ mit_script.sh</text:p>
      <text:p text:style-name="P52"/>
      <text:p text:style-name="P61">eller</text:p>
      <text:p text:style-name="P61"/>
      <text:p text:style-name="P52">sh mit_script.sh</text:p>
      <text:p text:style-name="P52"/>
      <text:h text:style-name="Heading_20_3" text:outline-level="3"/>
      <text:h text:style-name="Heading_20_3" text:outline-level="3">Øvelse <text:span text:style-name="T23">12.</text:span>2. a</text:h>
      <text:p text:style-name="Standard"/>
      <text:p text:style-name="P71">Id</text:p>
      <text:p text:style-name="P71"/>
      <text:h text:style-name="Heading_20_3" text:outline-level="3">Øvelse <text:span text:style-name="T23">12.</text:span>3. a – <text:span text:style-name="T90">c</text:span></text:h>
      <text:p text:style-name="Standard"/>
      <text:p text:style-name="P53">Ingen løsningsforslag - prøv selv</text:p>
      <text:p text:style-name="P53"/>
      <text:p text:style-name="P53"/>
      <text:h text:style-name="Heading_20_3" text:outline-level="3"><text:bookmark-start text:name="__RefHeading___Toc5552_1542320702"/>Øvelse <text:span text:style-name="T23">12.4</text:span>. a<text:bookmark-end text:name="__RefHeading___Toc5552_1542320702"/></text:h>
      <text:p text:style-name="P54"/>
      <text:p text:style-name="P55">grep 'bruger*' /etc/passwd</text:p>
      <text:h text:style-name="P86" text:outline-level="2"><text:bookmark-start text:name="__RefHeading___Toc4388_262311926"/><text:span text:style-name="T31">Modul 13 – Løsningsforslag - Filrettigheder</text:span><text:line-break/><text:bookmark-end text:name="__RefHeading___Toc4388_262311926"/></text:h>
      <text:h text:style-name="P130" text:outline-level="3"><text:bookmark-start text:name="__RefHeading___Toc19683_1257487418"/>Øvelse <text:span text:style-name="T32">13.</text:span>1.a<text:bookmark-end text:name="__RefHeading___Toc19683_1257487418"/></text:h>
      <text:p text:style-name="P100">&gt; fil.ret</text:p>
      <text:p text:style-name="P100">ls -l fil.ret</text:p>
      <text:p text:style-name="P100">ln -s fil.ret symbol.ret</text:p>
      <text:p text:style-name="P100">ls -l symbol.ret</text:p>
      <text:p text:style-name="P108"/>
      <text:p text:style-name="P100">mkdir dir.ret</text:p>
      <text:p text:style-name="P100">ls -ld dir.ret </text:p>
      <text:p text:style-name="P100"/>
      <text:p text:style-name="P100">Øvelse 1.b</text:p>
      <text:p text:style-name="P100">ln fil.ret link.ret </text:p>
      <text:p text:style-name="P100">ls -l link.ret </text:p>
      <text:p text:style-name="P100"/>
      <text:p text:style-name="P100">chmod +x fil.ret </text:p>
      <text:p text:style-name="P100">ls -l fil.ret link.ret </text:p>
      <text:p text:style-name="P100"/>
      <text:p text:style-name="P100"/>
      <text:h text:style-name="P130" text:outline-level="3"><text:bookmark-start text:name="__RefHeading___Toc19685_1257487418"/>Øvelse <text:span text:style-name="T32">13.</text:span>2.a<text:bookmark-end text:name="__RefHeading___Toc19685_1257487418"/></text:h>
      <text:p text:style-name="P100">&gt; fil.ret.1 </text:p>
      <text:p text:style-name="P100">chmod u+x fil.ret.1 ; ls -l fil.ret.1 </text:p>
      <text:p text:style-name="P100">chmod g-r fil.ret.1 ; ls -l fil.ret.1 </text:p>
      <text:p text:style-name="P100">chmod o+w fil.ret.1 ; ls -l fil.ret.1 </text:p>
      <text:p text:style-name="P100">chmod a-rwx fil.ret.1 ; ls -l fil.ret.1 </text:p>
      <text:p text:style-name="P100">chmod g+rx fil.ret.1 ; ls -l fil.ret.1 </text:p>
      <text:p text:style-name="P100">chmod a+rwx fil.ret.1 ; ls -l fil.ret.1 </text:p>
      <text:p text:style-name="P100"/>
      <text:h text:style-name="P130" text:outline-level="3"><text:bookmark-start text:name="__RefHeading___Toc19687_1257487418"/>Øvelse <text:span text:style-name="T32">13.</text:span>2.b <text:bookmark-end text:name="__RefHeading___Toc19687_1257487418"/></text:h>
      <text:p text:style-name="P100">&gt; fil.ret.2 </text:p>
      <text:p text:style-name="P100">chmod 744 fil.ret.2 ; ls -l fil.ret.2 </text:p>
      <text:p text:style-name="P100">chmod 704 fil.ret.2 ; ls -l fil.ret.2 </text:p>
      <text:p text:style-name="P100">chmod 706 fil.ret.2 ; ls -l fil.ret.2 </text:p>
      <text:p text:style-name="P100">chmod 0 fil.ret.2 ; ls -l fil.ret.2 </text:p>
      <text:p text:style-name="P100"><text:soft-page-break/>chmod 777 fil.ret.2 ; ls -l fil.ret.2 </text:p>
      <text:p text:style-name="P100"/>
      <text:p text:style-name="P100"/>
      <text:h text:style-name="P130" text:outline-level="3"><text:bookmark-start text:name="__RefHeading___Toc19689_1257487418"/>Øvelse <text:span text:style-name="T32">13.</text:span>3. a<text:bookmark-end text:name="__RefHeading___Toc19689_1257487418"/></text:h>
      <text:p text:style-name="P100">umask 0</text:p>
      <text:p text:style-name="P100">&gt; fil.ret.3</text:p>
      <text:p text:style-name="P100">ls -l fil.ret.3</text:p>
      <text:p text:style-name="P100"/>
      <text:p text:style-name="P100">umask 066</text:p>
      <text:p text:style-name="P100">rm fil.ret.3</text:p>
      <text:p text:style-name="P100">&gt; fil.ret.3 </text:p>
      <text:p text:style-name="P100"/>
      <text:p text:style-name="P100">umask 006</text:p>
      <text:p text:style-name="P100">rm fil.ret.3</text:p>
      <text:p text:style-name="P100">&gt; fil.ret.3</text:p>
      <text:p text:style-name="P100"/>
      <text:p text:style-name="P100">umask 004</text:p>
      <text:p text:style-name="P100">rm fil.ret.3</text:p>
      <text:p text:style-name="P100">&gt; fil.ret.3</text:p>
      <text:p text:style-name="P100"/>
      <text:p text:style-name="P100">umask 666</text:p>
      <text:p text:style-name="P100">rm fil.ret.3</text:p>
      <text:p text:style-name="P100">&gt; fil.ret.3</text:p>
      <text:p text:style-name="P100"/>
      <text:h text:style-name="P142" text:outline-level="2">Øvelse <text:span text:style-name="T32">13.</text:span>3. b</text:h>
      <text:p text:style-name="P114">Hvornår skal man vælge umask 033 fremfor umask 022 ?</text:p>
      <text:p text:style-name="P112">Svar: <text:s/><text:span text:style-name="T104">Det giver ens filrettigheder, men forskellen på nye kataloger ligger i at både gruppen og alle andre ikke kan kigge i nye kataloger ( x mangler )</text:span></text:p>
      <text:p text:style-name="P109"/>
      <text:h text:style-name="P142" text:outline-level="2"><text:bookmark-start text:name="__RefHeading___Toc19679_1257487418"/>Øvelse <text:span text:style-name="T32">13.</text:span>3. c<text:bookmark-end text:name="__RefHeading___Toc19679_1257487418"/></text:h>
      <text:p text:style-name="P113">Hvad skal du huske m.h.t. din umask-værdi før du går videre med Øvelserne?</text:p>
      <text:p text:style-name="P111"><text:span text:style-name="T62">Svar: </text:span>at stille dem tilbage til det opreindelige her:</text:p>
      <text:p text:style-name="P111"><text:s/>umask 022<text:line-break/>Stilles også tilbage hvis du lukker terminalvinduet og åbner et nyt.</text:p>
      <text:h text:style-name="P85" text:outline-level="2"><text:bookmark-start text:name="__RefHeading___Toc4390_262311926"/><text:span text:style-name="T33">Modul 14 - <text:s/></text:span>Løsningsforslag – <text:span text:style-name="T92">Kopiering og komprimering</text:span><text:bookmark-end text:name="__RefHeading___Toc4390_262311926"/></text:h>
      <text:p text:style-name="P103"/>
      <text:h text:style-name="P131" text:outline-level="3"><text:bookmark-start text:name="__RefHeading___Toc20883_1257487418"/>Øvelse <text:span text:style-name="T32">14.</text:span>1.a<text:bookmark-end text:name="__RefHeading___Toc20883_1257487418"/></text:h>
      <text:p text:style-name="P94">cd </text:p>
      <text:p text:style-name="P94">mkdir tardir </text:p>
      <text:p text:style-name="P94">tar -cvf tardir/fil1-4.tar fil[1-4] </text:p>
      <text:p text:style-name="P94">ls -l tardir/fil1-4.tar </text:p>
      <text:p text:style-name="P94">tar -tvf tardir/fil1-4.tar </text:p>
      <text:p text:style-name="P94">cd tardir/ </text:p>
      <text:p text:style-name="P94">tar -xvf fil1-4.tar </text:p>
      <text:p text:style-name="P94">ls -l </text:p>
      <text:p text:style-name="P94">cd ~/dir </text:p>
      <text:p text:style-name="P94">ls -l </text:p>
      <text:p text:style-name="P94">cat * </text:p>
      <text:p text:style-name="P94">tar -xvf ../tardir/fil1-4.tar fil1 fil2 fil3 </text:p>
      <text:p text:style-name="P94">ls -l fil1 fil2 fil3 </text:p>
      <text:p text:style-name="P94">cat fil1 fil2 fil3 </text:p>
      <text:p text:style-name="P103"/>
      <text:h text:style-name="P135" text:outline-level="3"/>
      <text:h text:style-name="P131" text:outline-level="3"><text:bookmark-start text:name="__RefHeading___Toc20887_1257487418"/>Øvelse <text:span text:style-name="T32">14.2</text:span>.a<text:bookmark-end text:name="__RefHeading___Toc20887_1257487418"/></text:h>
      <text:p text:style-name="P94">cd </text:p>
      <text:p text:style-name="P94">ls -l txt </text:p>
      <text:p text:style-name="P94">bzip2 txt </text:p>
      <text:p text:style-name="P94">ls -l txt.bz2 </text:p>
      <text:p text:style-name="P94">bzcat txt.bz2 | less </text:p>
      <text:p text:style-name="P94">bzip2 txt.bz2 </text:p>
      <text:p text:style-name="P94"/>
      <text:p text:style-name="P94">bunzip2 txt.bz2 </text:p>
      <text:p text:style-name="P94">gzip txt </text:p>
      <text:p text:style-name="P94">ls -l txt.gz </text:p>
      <text:p text:style-name="P94">zcat txt.gz | less </text:p>
      <text:p text:style-name="P94">gzip txt.gz </text:p>
      <text:p text:style-name="P94">gunzip txt.gz </text:p>
      <text:p text:style-name="P94"/>
      <text:h text:style-name="P81" text:outline-level="2"><text:bookmark-start text:name="__RefHeading___Toc5779_1824919844"/><text:span text:style-name="T33">Modul 15 - <text:s/></text:span>Løsningsforslag – <text:span text:style-name="T103">lokalnet m.m.</text:span> <text:bookmark-end text:name="__RefHeading___Toc5779_1824919844"/></text:h>
      <text:h text:style-name="Heading_20_3" text:outline-level="3"><text:line-break/>Øvelse <text:span text:style-name="T32">15.1 a</text:span></text:h>
      <text:p text:style-name="P106">ssh-keygen -f .ssh/peter-ssh-key</text:p>
      <text:p text:style-name="P104"/>
      <text:h text:style-name="Heading_20_3" text:outline-level="3">Øvelse <text:span text:style-name="T32">15.1</text:span>. <text:span text:style-name="T102">b</text:span></text:h>
      <text:p text:style-name="P115"><text:span text:style-name="T73">ls -l .ssh</text:span><text:span text:style-name="T72"><text:line-break/></text:span><text:span text:style-name="T73">cat <text:s/>.ssh/dit-navn-ssh-key</text:span></text:p>
      <text:p text:style-name="P115"><text:span text:style-name="T74">ca</text:span><text:span text:style-name="T73">cat <text:s/>.ssh/dit-navn-ssh-key.pub</text:span></text:p>
      <text:p text:style-name="P115"/>
      <text:p text:style-name="P115"><text:line-break/></text:p>
      <text:h text:style-name="P141" text:outline-level="2"/>
      <text:h text:style-name="Heading_20_3" text:outline-level="3">Øvelse <text:span text:style-name="T32">15.2</text:span>. <text:span text:style-name="T101">a</text:span></text:h>
      <text:p text:style-name="P107">ssh bruger9@192.168.x.xxx</text:p>
      <text:p text:style-name="P105"/>
      <text:h text:style-name="Heading_20_3" text:outline-level="3">Øvelse <text:span text:style-name="T32">15.2</text:span>. <text:span text:style-name="T101">b</text:span></text:h>
      <text:p text:style-name="P107">mkdir claus</text:p>
      <text:p text:style-name="P107"/>
      <text:h text:style-name="Heading_20_3" text:outline-level="3">Øvelse <text:span text:style-name="T32">15.2</text:span>. <text:span text:style-name="T101">c</text:span></text:h>
      <text:p text:style-name="P107">cat fil1 &gt;claus/min-fil1</text:p>
      <text:p text:style-name="P107">cat fil2 &gt;claus/min-fil2</text:p>
      <text:p text:style-name="P107">cat bibel &gt;claus/min-fil3</text:p>
      <text:p text:style-name="P105"/>
      <text:h text:style-name="Heading_20_3" text:outline-level="3">Øvelse <text:span text:style-name="T32">15.2</text:span>. <text:span text:style-name="T101">d</text:span></text:h>
      <text:p text:style-name="P107">CTRL+N</text:p>
      <text:p text:style-name="P105"/>
      <text:h text:style-name="Heading_20_3" text:outline-level="3">Øvelse <text:span text:style-name="T32">15.2</text:span>. <text:span text:style-name="T101">e</text:span></text:h>
      <text:p text:style-name="P107">scp -r bruger9@192.168.x.xxx:/home/bruger2/claus <text:s text:c="2"/>~</text:p>
      <text:h text:style-name="Heading_20_3" text:outline-level="3"/>
      <text:h text:style-name="Heading_20_3" text:outline-level="3">Øvelse <text:span text:style-name="T32">15.2</text:span>. <text:span text:style-name="T101">f</text:span></text:h>
      <text:p text:style-name="P116"><text:span text:style-name="T73">ls -l <text:s/></text:span><text:span text:style-name="T75">~/claus</text:span></text:p>
      <text:p text:style-name="P73"/>
      <text:p text:style-name="P73"/>
      <text:h text:style-name="P137" text:outline-level="3"><text:soft-page-break/>Øvelse <text:span text:style-name="T32">15.3</text:span></text:h>
      <text:p text:style-name="Standard"><text:span text:style-name="T32"><text:line-break/> <text:s/></text:span><text:span text:style-name="T76">(Fri øvels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line-height="100%" fo:keep-together="always" fo:keep-with-next="always"/>
      <style:text-properties fo:color="#2e74b5"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line-height="100%" fo:keep-together="always" fo:keep-with-next="always"/>
      <style:text-properties fo:color="#2e74b5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28in" loext:contextual-spacing="false" fo:line-height="100%" fo:keep-together="always" fo:keep-with-next="always"/>
      <style:text-properties fo:color="#1f4e79" style:font-name="Calibri Light" fo:font-family="'Calibri Light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TOC_20_Heading" style:display-name="TOC Heading" style:family="paragraph" style:parent-style-name="Heading_20_1" style:next-style-name="Standard" style:default-outline-level="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kommandoer_20_og_20_kildetekster" style:display-name="kommandoer og kildetekster" style:family="paragraph" style:parent-style-name="Standard">
      <style:paragraph-properties>
        <style:tab-stops>
          <style:tab-stop style:position="6.202in" style:type="right"/>
        </style:tab-stops>
      </style:paragraph-properties>
      <style:text-properties style:font-name="Courier New" fo:font-family="'Courier New'" style:font-family-generic="modern" fo:font-size="16pt" fo:language="en" fo:country="AU" style:font-size-asian="16pt"/>
    </style:style>
    <style:style style:name="Footnote" style:family="paragraph" style:parent-style-name="Standard" style:class="extra">
      <style:paragraph-properties>
        <style:tab-stops>
          <style:tab-stop style:position="6.202in" style:type="right"/>
        </style:tab-stops>
      </style:paragraph-properties>
      <style:text-properties style:font-name="Arial Narrow" fo:font-family="'Arial Narrow'" style:font-family-generic="swiss" style:font-pitch="variable" fo:font-size="14pt" fo:language="en" fo:country="AU" fo:background-color="transparen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kommandoer_20_og_20_kildetekster_20_Char" style:display-name="kommandoer og kildetekster Char" style:family="text" style:parent-style-name="Default_20_Paragraph_20_Font">
      <style:text-properties style:font-name="Courier New" fo:font-family="'Courier New'" style:font-family-generic="modern" fo:font-size="16pt" fo:language="en" fo:country="AU" style:font-size-asian="16pt" style:language-complex="ar" style:country-complex="SA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3:30:58.937770263</meta:creation-date>
    <dc:date>2018-10-08T13:35:38.220864530</dc:date>
    <meta:editing-duration>PT12H16M19S</meta:editing-duration>
    <meta:editing-cycles>76</meta:editing-cycles>
    <meta:generator>LibreOffice/5.1.6.2$Linux_X86_64 LibreOffice_project/10m0$Build-2</meta:generator>
    <meta:document-statistic meta:table-count="0" meta:image-count="0" meta:object-count="0" meta:page-count="30" meta:paragraph-count="615" meta:word-count="2534" meta:character-count="13969" meta:non-whitespace-character-count="11545"/>
  </office:meta>
</office:document-meta>
</file>